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0000000868CABC5E994E5C60B.jpg" manifest:media-type="image/jpeg"/>
  <manifest:file-entry manifest:full-path="Pictures/10000000000001610000008FDFBD5D1D5CF9F62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Calibri1" svg:font-family="Calibri" style:font-family-generic="swiss"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616cm" fo:margin-left="-0.561cm" fo:margin-top="0cm" fo:margin-bottom="0cm" table:align="left" style:writing-mode="lr-tb"/>
    </style:style>
    <style:style style:name="Tableau1.A" style:family="table-column">
      <style:table-column-properties style:column-width="13.905cm"/>
    </style:style>
    <style:style style:name="Tableau1.B" style:family="table-column">
      <style:table-column-properties style:column-width="2.711cm"/>
    </style:style>
    <style:style style:name="Tableau1.1" style:family="table-row">
      <style:table-row-properties style:min-row-height="1.101cm" fo:keep-together="auto"/>
    </style:style>
    <style:style style:name="Tableau1.A1" style:family="table-cell">
      <style:table-cell-properties fo:background-color="#ffffff" fo:padding-left="0.191cm" fo:padding-right="0.3cm" fo:padding-top="0cm" fo:padding-bottom="0cm" fo:border-left="0.25pt solid #000000" fo:border-right="none" fo:border-top="0.25pt solid #000000" fo:border-bottom="0.25pt solid #000000">
        <style:background-image/>
      </style:table-cell-properties>
    </style:style>
    <style:style style:name="Tableau1.B1" style:family="table-cell">
      <style:table-cell-properties fo:background-color="#ffffff" fo:padding-left="0.191cm" fo:padding-right="0.3cm" fo:padding-top="0cm" fo:padding-bottom="0cm" fo:border="0.25pt solid #000000">
        <style:background-image/>
      </style:table-cell-properties>
    </style:style>
    <style:style style:name="Tableau1.2" style:family="table-row">
      <style:table-row-properties style:min-row-height="1.106cm" fo:keep-together="auto"/>
    </style:style>
    <style:style style:name="Tableau1.A2" style:family="table-cell">
      <style:table-cell-properties fo:background-color="#ffffff" fo:padding-left="0.191cm" fo:padding-right="0.3cm" fo:padding-top="0cm" fo:padding-bottom="0cm" fo:border-left="0.25pt solid #000000" fo:border-right="none" fo:border-top="none" fo:border-bottom="0.25pt solid #000000">
        <style:background-image/>
      </style:table-cell-properties>
    </style:style>
    <style:style style:name="Tableau1.B2" style:family="table-cell">
      <style:table-cell-properties fo:background-color="#ffffff" fo:padding-left="0.191cm" fo:padding-right="0.3cm" fo:padding-top="0cm" fo:padding-bottom="0cm" fo:border-left="0.25pt solid #000000" fo:border-right="0.25pt solid #000000" fo:border-top="none" fo:border-bottom="0.25pt solid #000000">
        <style:background-image/>
      </style:table-cell-properties>
    </style:style>
    <style:style style:name="Tableau2" style:family="table">
      <style:table-properties style:width="16.251cm" fo:margin-left="0.169cm" fo:margin-top="0cm" fo:margin-bottom="0cm" table:align="left" fo:background-color="transparent" style:writing-mode="lr-tb">
        <style:background-image/>
      </style:table-properties>
    </style:style>
    <style:style style:name="Tableau2.A" style:family="table-column">
      <style:table-column-properties style:column-width="2.491cm"/>
    </style:style>
    <style:style style:name="Tableau2.B" style:family="table-column">
      <style:table-column-properties style:column-width="2.399cm"/>
    </style:style>
    <style:style style:name="Tableau2.C" style:family="table-column">
      <style:table-column-properties style:column-width="7.103cm"/>
    </style:style>
    <style:style style:name="Tableau2.D" style:family="table-column">
      <style:table-column-properties style:column-width="4.258cm"/>
    </style:style>
    <style:style style:name="Tableau2.1" style:family="table-row">
      <style:table-row-properties fo:keep-together="auto"/>
    </style:style>
    <style:style style:name="Tableau2.A1" style:family="table-cell">
      <style:table-cell-properties fo:background-color="#e4ddff" fo:padding-left="0.191cm" fo:padding-right="0.191cm" fo:padding-top="0cm" fo:padding-bottom="0cm" fo:border-left="1.5pt groove #000000" fo:border-right="none" fo:border-top="1.5pt groove #000000" fo:border-bottom="1.25pt outset #000000">
        <style:background-image/>
      </style:table-cell-properties>
    </style:style>
    <style:style style:name="Tableau2.B1" style:family="table-cell">
      <style:table-cell-properties fo:background-color="#e4ddff" fo:padding-left="0.191cm" fo:padding-right="0.191cm" fo:padding-top="0cm" fo:padding-bottom="0cm" fo:border-left="1.25pt outset #000000" fo:border-right="none" fo:border-top="1.5pt groove #000000" fo:border-bottom="1.25pt outset #000000">
        <style:background-image/>
      </style:table-cell-properties>
    </style:style>
    <style:style style:name="Tableau2.D1" style:family="table-cell">
      <style:table-cell-properties fo:background-color="#e4ddff" fo:padding-left="0.191cm" fo:padding-right="0.191cm" fo:padding-top="0cm" fo:padding-bottom="0cm" fo:border-left="1.25pt outset #000000" fo:border-right="1.5pt groove #000000" fo:border-top="1.5pt groove #000000" fo:border-bottom="1.25pt outset #000000">
        <style:background-image/>
      </style:table-cell-properties>
    </style:style>
    <style:style style:name="Tableau2.2" style:family="table-row">
      <style:table-row-properties style:min-row-height="0.87cm" fo:background-color="transparent" fo:keep-together="auto">
        <style:background-image/>
      </style:table-row-properties>
    </style:style>
    <style:style style:name="Tableau2.A2" style:family="table-cell">
      <style:table-cell-properties style:vertical-align="middle" fo:background-color="transparent" fo:padding-left="0.191cm" fo:padding-right="0.191cm" fo:padding-top="0cm" fo:padding-bottom="0cm" fo:border-left="1.5pt groove #000000" fo:border-right="none" fo:border-top="none" fo:border-bottom="1.5pt groove #000000">
        <style:background-image/>
      </style:table-cell-properties>
    </style:style>
    <style:style style:name="Tableau2.B2" style:family="table-cell">
      <style:table-cell-properties style:vertical-align="middle" fo:background-color="transparent" fo:padding-left="0.191cm" fo:padding-right="0.191cm" fo:padding-top="0cm" fo:padding-bottom="0cm" fo:border-left="0.05pt solid #000000" fo:border-right="none" fo:border-top="none" fo:border-bottom="1.5pt groove #000000">
        <style:background-image/>
      </style:table-cell-properties>
    </style:style>
    <style:style style:name="Tableau2.D2" style:family="table-cell">
      <style:table-cell-properties style:vertical-align="middle" fo:background-color="transparent" fo:padding-left="0.191cm" fo:padding-right="0.191cm" fo:padding-top="0cm" fo:padding-bottom="0cm" fo:border-left="0.05pt solid #000000" fo:border-right="1.5pt groove #000000" fo:border-top="none" fo:border-bottom="1.5pt groove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text-properties officeooo:rsid="026aed51" officeooo:paragraph-rsid="026aed51"/>
    </style:style>
    <style:style style:name="P3" style:family="paragraph" style:parent-style-name="Standard">
      <style:text-properties fo:color="#000000" style:font-name="Arial1" fo:font-size="16pt" fo:font-weight="normal" officeooo:paragraph-rsid="0179af11" style:font-size-asian="16pt" style:language-asian="en" style:country-asian="US" style:font-weight-asian="normal" style:font-size-complex="16pt" style:language-complex="en" style:country-complex="US" style:font-weight-complex="normal"/>
    </style:style>
    <style:style style:name="P4" style:family="paragraph" style:parent-style-name="Standard">
      <style:text-properties fo:color="#000000" style:font-name="Arial1" fo:font-size="16pt" fo:font-weight="normal" officeooo:paragraph-rsid="012003bd" style:font-size-asian="16pt" style:language-asian="en" style:country-asian="US" style:font-weight-asian="normal" style:font-size-complex="16pt" style:language-complex="en" style:country-complex="US" style:font-weight-complex="normal"/>
    </style:style>
    <style:style style:name="P5" style:family="paragraph" style:parent-style-name="Standard">
      <style:paragraph-properties fo:text-align="justify" style:justify-single-word="false"/>
      <style:text-properties style:font-name="Arial2" fo:font-size="12pt" officeooo:rsid="0391b449" officeooo:paragraph-rsid="0391b449" style:font-size-asian="12pt" style:font-size-complex="12pt"/>
    </style:style>
    <style:style style:name="P6" style:family="paragraph" style:parent-style-name="Standard">
      <style:paragraph-properties fo:text-align="justify" style:justify-single-word="false"/>
      <style:text-properties style:font-name="Arial2" fo:font-size="12pt" officeooo:rsid="0394fb93" officeooo:paragraph-rsid="0394fb93" style:font-size-asian="12pt" style:font-size-complex="12pt"/>
    </style:style>
    <style:style style:name="P7" style:family="paragraph" style:parent-style-name="Standard">
      <style:paragraph-properties fo:text-align="justify" style:justify-single-word="false"/>
      <style:text-properties style:font-name="Arial2" fo:font-size="12pt" officeooo:rsid="0396cd90" officeooo:paragraph-rsid="0396cd90" style:font-size-asian="12pt" style:font-size-complex="12pt"/>
    </style:style>
    <style:style style:name="P8" style:family="paragraph" style:parent-style-name="Standard">
      <style:paragraph-properties fo:text-align="justify" style:justify-single-word="false"/>
      <style:text-properties style:font-name="Arial2" fo:font-size="12pt" fo:font-weight="normal" officeooo:rsid="0390628d" officeooo:paragraph-rsid="0390628d"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officeooo:paragraph-rsid="0340389e"/>
    </style:style>
    <style:style style:name="P10" style:family="paragraph" style:parent-style-name="Standard">
      <style:paragraph-properties fo:text-align="justify" style:justify-single-word="false"/>
      <style:text-properties officeooo:paragraph-rsid="0391b449"/>
    </style:style>
    <style:style style:name="P11" style:family="paragraph" style:parent-style-name="Standard">
      <style:paragraph-properties fo:margin-top="0cm" fo:margin-bottom="0cm" loext:contextual-spacing="false" fo:line-height="100%" fo:text-align="start" style:justify-single-word="false"/>
      <style:text-properties fo:color="#000000" style:font-name="Arial1"/>
    </style:style>
    <style:style style:name="P12" style:family="paragraph" style:parent-style-name="Standard">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size-complex="20pt" style:font-weight-complex="bold"/>
    </style:style>
    <style:style style:name="P13" style:family="paragraph" style:parent-style-name="Standard">
      <style:paragraph-properties fo:margin-top="0cm" fo:margin-bottom="0cm" loext:contextual-spacing="false" fo:line-height="100%" fo:text-align="center" style:justify-single-word="false"/>
      <style:text-properties fo:color="#000000" style:font-name="Arial1" fo:font-size="6pt" fo:font-weight="bold" style:font-size-asian="5.25pt" style:font-weight-asian="bold" style:font-size-complex="6pt" style:font-weight-complex="bold"/>
    </style:style>
    <style:style style:name="P14" style:family="paragraph" style:parent-style-name="Standard">
      <style:paragraph-properties fo:margin-top="0cm" fo:margin-bottom="0cm" loext:contextual-spacing="false" fo:line-height="100%"/>
    </style:style>
    <style:style style:name="P15" style:family="paragraph" style:parent-style-name="Standard">
      <style:paragraph-properties fo:margin-top="0cm" fo:margin-bottom="0cm" loext:contextual-spacing="false" fo:line-height="100%" fo:text-align="center" style:justify-single-word="false"/>
    </style:style>
    <style:style style:name="P16" style:family="paragraph" style:parent-style-name="Standard">
      <style:paragraph-properties fo:margin-top="0cm" fo:margin-bottom="0cm" loext:contextual-spacing="false" fo:line-height="100%" fo:text-align="center" style:justify-single-word="false"/>
      <style:text-properties officeooo:paragraph-rsid="0322fa2a"/>
    </style:style>
    <style:style style:name="P17" style:family="paragraph" style:parent-style-name="Standard">
      <style:paragraph-properties fo:margin-top="0cm" fo:margin-bottom="0cm" loext:contextual-spacing="false" fo:line-height="100%"/>
      <style:text-properties officeooo:paragraph-rsid="00152096"/>
    </style:style>
    <style:style style:name="P18" style:family="paragraph" style:parent-style-name="TA_20_Titre">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size-complex="20pt" style:font-weight-complex="bold"/>
    </style:style>
    <style:style style:name="P19" style:family="paragraph" style:parent-style-name="TA_20_Titre">
      <style:paragraph-properties fo:margin-top="0cm" fo:margin-bottom="0cm" loext:contextual-spacing="false" fo:line-height="100%" fo:text-align="center" style:justify-single-word="false"/>
      <style:text-properties fo:color="#000000" style:font-name="Arial1" fo:font-size="24pt" fo:font-weight="bold" style:font-size-asian="24pt" style:font-weight-asian="bold" style:font-size-complex="24pt" style:font-weight-complex="bold"/>
    </style:style>
    <style:style style:name="P20" style:family="paragraph" style:parent-style-name="TA_20_Element_20_Clair_20_centré">
      <style:paragraph-properties fo:margin-top="0cm" fo:margin-bottom="0cm" loext:contextual-spacing="false" fo:line-height="100%"/>
      <style:text-properties officeooo:paragraph-rsid="0179af11"/>
    </style:style>
    <style:style style:name="P21" style:family="paragraph" style:parent-style-name="TA_20_Text_20_centré">
      <style:paragraph-properties fo:margin-top="0cm" fo:margin-bottom="0.353cm" loext:contextual-spacing="false"/>
      <style:text-properties officeooo:paragraph-rsid="0179af11"/>
    </style:style>
    <style:style style:name="P22" style:family="paragraph" style:parent-style-name="TA_20_Text_20_centré">
      <style:paragraph-properties fo:margin-top="0cm" fo:margin-bottom="0.353cm" loext:contextual-spacing="false"/>
      <style:text-properties officeooo:paragraph-rsid="020a071b"/>
    </style:style>
    <style:style style:name="P23" style:family="paragraph" style:parent-style-name="TA_20_Text_20_centré">
      <style:paragraph-properties fo:margin-top="0cm" fo:margin-bottom="0.353cm" loext:contextual-spacing="false"/>
      <style:text-properties officeooo:paragraph-rsid="029dbe99"/>
    </style:style>
    <style:style style:name="P24" style:family="paragraph" style:parent-style-name="TA_20_Text_20_centré">
      <style:paragraph-properties fo:margin-top="0cm" fo:margin-bottom="0.353cm" loext:contextual-spacing="false"/>
      <style:text-properties officeooo:paragraph-rsid="02eb3df6"/>
    </style:style>
    <style:style style:name="P25" style:family="paragraph" style:parent-style-name="TA_20_Text_20_centré">
      <style:paragraph-properties fo:margin-top="0cm" fo:margin-bottom="0.353cm" loext:contextual-spacing="false"/>
      <style:text-properties officeooo:paragraph-rsid="02f12a28"/>
    </style:style>
    <style:style style:name="P26" style:family="paragraph" style:parent-style-name="TA_20_Text_20_centré">
      <style:paragraph-properties fo:margin-top="0cm" fo:margin-bottom="0.353cm" loext:contextual-spacing="false"/>
      <style:text-properties officeooo:paragraph-rsid="0374910c"/>
    </style:style>
    <style:style style:name="P27" style:family="paragraph" style:parent-style-name="Standard">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388a2b8" officeooo:paragraph-rsid="0388a2b8" style:font-size-asian="12pt" style:font-size-complex="12pt"/>
    </style:style>
    <style:style style:name="P28" style:family="paragraph" style:parent-style-name="Standard" style:master-page-name="">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style:use-window-font-color="true" style:font-name="Arial1" fo:font-size="12pt" fo:font-weight="normal" officeooo:rsid="01f117e6" officeooo:paragraph-rsid="01f117e6" style:font-size-asian="12pt" style:font-weight-asian="normal" style:font-size-complex="12pt" style:font-weight-complex="normal"/>
    </style:style>
    <style:style style:name="P29"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fo:background-color="transparent" style:writing-mode="lr-tb"/>
      <style:text-properties style:font-name="Arial2" fo:font-size="12pt" officeooo:rsid="03884e47" officeooo:paragraph-rsid="0388a2b8" style:font-size-asian="12pt" style:font-size-complex="12pt"/>
    </style:style>
    <style:style style:name="P30" style:family="paragraph" style:parent-style-name="Standard" style:master-page-name="Standard">
      <style:paragraph-properties fo:margin-top="0cm" fo:margin-bottom="0cm" loext:contextual-spacing="false" fo:line-height="100%" style:page-number="auto"/>
      <style:text-properties fo:color="#000000" style:font-name="Arial1"/>
    </style:style>
    <style:style style:name="P31" style:family="paragraph" style:parent-style-name="Standard" style:master-page-name="">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style:font-name="Arial2" fo:font-size="12pt" officeooo:rsid="03884e47" officeooo:paragraph-rsid="03884e47" style:font-size-asian="12pt" style:font-size-complex="12pt"/>
    </style:style>
    <style:style style:name="P32" style:family="paragraph" style:parent-style-name="Standard">
      <style:paragraph-properties fo:text-align="justify" style:justify-single-word="false"/>
      <style:text-properties style:font-name="Arial2" fo:font-size="12pt" fo:font-weight="normal" officeooo:rsid="039943af" officeooo:paragraph-rsid="039943af"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Arial2" fo:font-size="12pt" fo:font-weight="normal" officeooo:rsid="039943af" officeooo:paragraph-rsid="039a1df4"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Arial2" fo:font-size="12pt" fo:font-weight="normal" officeooo:rsid="0390628d" officeooo:paragraph-rsid="03a0c93a"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Arial2" fo:font-size="12pt" fo:font-weight="normal" officeooo:rsid="0390628d" officeooo:paragraph-rsid="03a2c43f"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Arial2" fo:font-size="12pt" officeooo:rsid="0396cd90" officeooo:paragraph-rsid="039a1ee0" style:font-size-asian="12pt" style:font-size-complex="12pt"/>
    </style:style>
    <style:style style:name="P37" style:family="paragraph" style:parent-style-name="Standard">
      <style:paragraph-properties fo:text-align="justify" style:justify-single-word="false"/>
      <style:text-properties style:font-name="Arial2" fo:font-size="12pt" officeooo:rsid="0396cd90" officeooo:paragraph-rsid="039f50ec" style:font-size-asian="12pt" style:font-size-complex="12pt"/>
    </style:style>
    <style:style style:name="P38" style:family="paragraph" style:parent-style-name="Standard" style:list-style-name="L3">
      <style:paragraph-properties fo:text-align="justify" style:justify-single-word="false"/>
      <style:text-properties officeooo:paragraph-rsid="039a1df4"/>
    </style:style>
    <style:style style:name="P39" style:family="paragraph" style:parent-style-name="Standard" style:list-style-name="L3">
      <style:paragraph-properties fo:text-align="justify" style:justify-single-word="false"/>
      <style:text-properties officeooo:paragraph-rsid="039a1ee0"/>
    </style:style>
    <style:style style:name="P40" style:family="paragraph" style:parent-style-name="Standard" style:list-style-name="L3">
      <style:paragraph-properties fo:text-align="justify" style:justify-single-word="false"/>
      <style:text-properties officeooo:rsid="039a1df4" officeooo:paragraph-rsid="039a1df4"/>
    </style:style>
    <style:style style:name="P41" style:family="paragraph" style:parent-style-name="Standard" style:list-style-name="L3">
      <style:paragraph-properties fo:text-align="justify" style:justify-single-word="false"/>
      <style:text-properties officeooo:rsid="039a1ee0" officeooo:paragraph-rsid="039a1ee0"/>
    </style:style>
    <style:style style:name="P42" style:family="paragraph" style:parent-style-name="Standard">
      <style:paragraph-properties fo:text-align="justify" style:justify-single-word="false"/>
      <style:text-properties style:use-window-font-color="true" style:font-name="Arial1" fo:font-size="12pt" fo:font-weight="normal" officeooo:rsid="01f117e6" officeooo:paragraph-rsid="020fd6b9" style:font-size-asian="12pt" style:font-weight-asian="normal" style:font-size-complex="12pt" style:font-weight-complex="normal"/>
    </style:style>
    <style:style style:name="P43" style:family="paragraph" style:parent-style-name="Standard">
      <style:text-properties fo:color="#000000" style:font-name="Arial1" fo:font-size="16pt" fo:font-weight="normal" officeooo:paragraph-rsid="012003bd" style:font-size-asian="16pt" style:language-asian="en" style:country-asian="US" style:font-weight-asian="normal" style:font-size-complex="16pt" style:language-complex="en" style:country-complex="US" style:font-weight-complex="normal"/>
    </style:style>
    <style:style style:name="P44"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3884e47" officeooo:paragraph-rsid="03884e47" style:font-size-asian="12pt" style:font-size-complex="12pt"/>
    </style:style>
    <style:style style:name="P45"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391b449" officeooo:paragraph-rsid="0391b449" style:font-size-asian="12pt" style:font-size-complex="12pt"/>
    </style:style>
    <style:style style:name="P46"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390628d" officeooo:paragraph-rsid="0390628d" style:font-size-asian="12pt" style:font-size-complex="12pt"/>
    </style:style>
    <style:style style:name="P47" style:family="paragraph" style:parent-style-name="Standard" style:list-style-name="L2">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388a2b8" officeooo:paragraph-rsid="0388a2b8" style:font-size-asian="12pt" style:font-size-complex="12pt"/>
    </style:style>
    <style:style style:name="P48" style:family="paragraph" style:parent-style-name="Contents_20_1">
      <style:paragraph-properties>
        <style:tab-stops>
          <style:tab-stop style:position="16.591cm" style:type="right" style:leader-style="dotted" style:leader-text="."/>
        </style:tab-stops>
      </style:paragraph-properties>
    </style:style>
    <style:style style:name="P49" style:family="paragraph" style:parent-style-name="Heading_20_2" style:list-style-name="Numbering_20_123">
      <style:text-properties officeooo:paragraph-rsid="038ddf27"/>
    </style:style>
    <style:style style:name="P50" style:family="paragraph" style:parent-style-name="Heading_20_2" style:list-style-name="Numbering_20_123">
      <style:text-properties officeooo:rsid="03884e47" officeooo:paragraph-rsid="03884e47"/>
    </style:style>
    <style:style style:name="P51" style:family="paragraph" style:parent-style-name="Heading_20_2" style:list-style-name="Numbering_20_123">
      <style:text-properties style:font-name="Arial2" fo:font-size="16pt" officeooo:rsid="0391b449" officeooo:paragraph-rsid="0391b449" style:font-size-asian="16pt" style:font-size-complex="16pt"/>
    </style:style>
    <style:style style:name="P52" style:family="paragraph" style:parent-style-name="Heading_20_2" style:list-style-name="Numbering_20_123">
      <style:text-properties style:font-name="Arial2" fo:font-size="16pt" officeooo:rsid="038ca3af" officeooo:paragraph-rsid="038ca3af" style:font-size-asian="16pt" style:font-size-complex="16pt"/>
    </style:style>
    <style:style style:name="P53" style:family="paragraph" style:parent-style-name="Heading_20_2" style:list-style-name="Numbering_20_123">
      <style:paragraph-properties fo:text-align="justify" style:justify-single-word="false"/>
      <style:text-properties style:font-name="Arial2" fo:font-size="16pt" officeooo:rsid="038ca3af" officeooo:paragraph-rsid="0391b449" style:font-size-asian="16pt" style:font-size-complex="16pt"/>
    </style:style>
    <style:style style:name="P54" style:family="paragraph" style:parent-style-name="Heading_20_2" style:list-style-name="Numbering_20_123">
      <style:paragraph-properties fo:text-align="justify" style:justify-single-word="false"/>
      <style:text-properties style:font-name="Arial2" fo:font-size="12pt" fo:font-weight="bold" officeooo:rsid="02091b24" officeooo:paragraph-rsid="0390628d" style:font-size-asian="12pt" style:font-weight-asian="bold" style:font-size-complex="12pt" style:font-weight-complex="bold"/>
    </style:style>
    <style:style style:name="P55" style:family="paragraph" style:parent-style-name="Heading_20_2" style:list-style-name="Numbering_20_123">
      <style:paragraph-properties fo:text-align="justify" style:justify-single-word="false"/>
      <style:text-properties style:font-name="Arial2" fo:font-size="12pt" fo:font-weight="bold" officeooo:rsid="02091b24" officeooo:paragraph-rsid="039943af" style:font-size-asian="12pt" style:font-weight-asian="bold" style:font-size-complex="12pt" style:font-weight-complex="bold"/>
    </style:style>
    <style:style style:name="P56" style:family="paragraph" style:parent-style-name="Heading_20_2" style:list-style-name="Numbering_20_123">
      <style:paragraph-properties fo:text-align="justify" style:justify-single-word="false"/>
      <style:text-properties style:font-name="Arial2" fo:font-size="12pt" fo:font-weight="bold" officeooo:rsid="02091b24" officeooo:paragraph-rsid="039f045b" style:font-size-asian="12pt" style:font-weight-asian="bold" style:font-size-complex="12pt" style:font-weight-complex="bold"/>
    </style:style>
    <style:style style:name="P57" style:family="paragraph" style:parent-style-name="Heading_20_2" style:list-style-name="Numbering_20_123">
      <style:paragraph-properties fo:text-align="justify" style:justify-single-word="false"/>
      <style:text-properties officeooo:paragraph-rsid="039f50ec"/>
    </style:style>
    <style:style style:name="P58" style:family="paragraph" style:parent-style-name="Heading_20_2" style:list-style-name="Numbering_20_123">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6pt" officeooo:rsid="0388a2b8" officeooo:paragraph-rsid="0388a2b8" style:font-size-asian="16pt" style:font-size-complex="16pt"/>
    </style:style>
    <style:style style:name="P59" style:family="paragraph" style:parent-style-name="Heading_20_1" style:list-style-name="Numbering_20_123"/>
    <style:style style:name="P60" style:family="paragraph" style:parent-style-name="Heading_20_1" style:list-style-name="Numbering_20_123">
      <style:text-properties officeooo:paragraph-rsid="039943af"/>
    </style:style>
    <style:style style:name="P61" style:family="paragraph" style:parent-style-name="Heading_20_1" style:list-style-name="Numbering_20_123">
      <style:paragraph-properties fo:break-before="page"/>
      <style:text-properties officeooo:rsid="01de2aa0" officeooo:paragraph-rsid="01de2aa0"/>
    </style:style>
    <style:style style:name="P62" style:family="paragraph" style:parent-style-name="TA_20_Text_20_centré">
      <style:paragraph-properties fo:margin-top="0cm" fo:margin-bottom="0.353cm" loext:contextual-spacing="false"/>
      <style:text-properties officeooo:paragraph-rsid="0179af11"/>
    </style:style>
    <style:style style:name="P63" style:family="paragraph" style:parent-style-name="TA_20_Text_20_centré">
      <style:paragraph-properties fo:margin-top="0cm" fo:margin-bottom="0.353cm" loext:contextual-spacing="false"/>
      <style:text-properties officeooo:paragraph-rsid="03a70146"/>
    </style:style>
    <style:style style:name="P64" style:family="paragraph" style:parent-style-name="TA_20_Text_20_centré">
      <style:paragraph-properties fo:margin-top="0cm" fo:margin-bottom="0.353cm" loext:contextual-spacing="false"/>
      <style:text-properties officeooo:paragraph-rsid="03a91c4c"/>
    </style:style>
    <style:style style:name="P65" style:family="paragraph" style:parent-style-name="Contents_20_2">
      <style:paragraph-properties>
        <style:tab-stops>
          <style:tab-stop style:position="16.591cm" style:type="right" style:leader-style="dotted" style:leader-text="."/>
        </style:tab-stops>
      </style:paragraph-properties>
    </style:style>
    <style:style style:name="P66" style:family="paragraph">
      <style:paragraph-properties fo:text-align="start"/>
    </style:style>
    <style:style style:name="T1" style:family="text">
      <style:text-properties fo:color="#000000" style:font-name="Arial1"/>
    </style:style>
    <style:style style:name="T2" style:family="text">
      <style:text-properties fo:color="#000000" style:font-name="Arial1" fo:font-size="11pt" fo:font-weight="bold" style:font-size-asian="11pt" style:font-weight-asian="bold" style:font-size-complex="11pt" style:font-weight-complex="bold"/>
    </style:style>
    <style:style style:name="T3" style:family="text">
      <style:text-properties fo:color="#000000" style:font-name="Arial1" fo:font-size="11pt" fo:font-weight="bold" style:font-size-asian="11pt" style:font-weight-asian="bold" style:font-weight-complex="bold"/>
    </style:style>
    <style:style style:name="T4" style:family="text">
      <style:text-properties fo:color="#000000" style:font-name="Arial1" fo:font-size="11pt" fo:font-weight="bold" officeooo:rsid="01ee2a58" style:font-size-asian="11pt" style:font-weight-asian="bold" style:font-weight-complex="bold"/>
    </style:style>
    <style:style style:name="T5" style:family="text">
      <style:text-properties fo:color="#000000" style:font-name="Arial1" fo:font-size="11pt" fo:font-weight="bold" officeooo:rsid="023a27fd" style:font-size-asian="11pt" style:font-weight-asian="bold" style:font-weight-complex="bold"/>
    </style:style>
    <style:style style:name="T6" style:family="text">
      <style:text-properties fo:color="#000000" style:font-name="Arial1" fo:font-size="11pt" fo:font-weight="bold" officeooo:rsid="0299d5f5" style:font-size-asian="11pt" style:font-weight-asian="bold" style:font-weight-complex="bold"/>
    </style:style>
    <style:style style:name="T7" style:family="text">
      <style:text-properties fo:color="#000000" style:font-name="Arial1" fo:font-size="11pt" fo:font-weight="bold" officeooo:rsid="029dbe99" style:font-size-asian="11pt" style:font-weight-asian="bold" style:font-weight-complex="bold"/>
    </style:style>
    <style:style style:name="T8" style:family="text">
      <style:text-properties fo:color="#000000" style:font-name="Arial1" fo:font-size="11pt" fo:font-weight="bold" officeooo:rsid="02eb3df6" style:font-size-asian="11pt" style:font-weight-asian="bold" style:font-weight-complex="bold"/>
    </style:style>
    <style:style style:name="T9" style:family="text">
      <style:text-properties fo:color="#000000" style:font-name="Arial1" fo:font-size="11pt" fo:font-weight="bold" officeooo:rsid="031840ad" style:font-size-asian="11pt" style:font-weight-asian="bold" style:font-weight-complex="bold"/>
    </style:style>
    <style:style style:name="T10" style:family="text">
      <style:text-properties fo:color="#000000" style:font-name="Arial1" fo:font-size="11pt" fo:font-weight="bold" officeooo:rsid="0374910c" style:font-size-asian="11pt" style:font-weight-asian="bold" style:font-weight-complex="bold"/>
    </style:style>
    <style:style style:name="T11" style:family="text">
      <style:text-properties fo:color="#000000" style:font-name="Arial1" fo:font-size="11pt" fo:font-weight="normal" style:font-size-asian="11pt" style:font-weight-asian="normal"/>
    </style:style>
    <style:style style:name="T12" style:family="text">
      <style:text-properties fo:color="#000000" style:font-name="Arial1" fo:font-size="11pt" fo:font-weight="normal" style:font-size-asian="11pt" style:font-weight-asian="normal" style:font-size-complex="11pt" style:font-weight-complex="normal"/>
    </style:style>
    <style:style style:name="T13" style:family="text">
      <style:text-properties fo:color="#000000" style:font-name="Arial1" fo:font-size="11pt" fo:font-weight="normal" officeooo:rsid="00156e49" style:font-size-asian="11pt" style:font-weight-asian="normal" style:font-size-complex="11pt" style:font-weight-complex="normal"/>
    </style:style>
    <style:style style:name="T14" style:family="text">
      <style:text-properties fo:color="#000000" style:font-name="Arial1" fo:font-size="11pt" fo:font-weight="normal" officeooo:rsid="02d86651" style:font-size-asian="11pt" style:font-weight-asian="normal" style:font-size-complex="11pt" style:font-weight-complex="normal"/>
    </style:style>
    <style:style style:name="T15" style:family="text">
      <style:text-properties fo:color="#000000" style:font-name="Arial1" fo:font-size="11pt" fo:font-weight="normal" officeooo:rsid="03773acc" style:font-size-asian="11pt" style:font-weight-asian="normal" style:font-size-complex="11pt" style:font-weight-complex="normal"/>
    </style:style>
    <style:style style:name="T16" style:family="text">
      <style:text-properties fo:color="#000000" style:font-name="Arial1" fo:font-size="11pt" fo:font-weight="normal" officeooo:rsid="03a5cced" style:font-size-asian="11pt" style:font-weight-asian="normal" style:font-size-complex="11pt" style:font-weight-complex="normal"/>
    </style:style>
    <style:style style:name="T17" style:family="text">
      <style:text-properties fo:color="#000000" style:font-name="Arial1" fo:font-size="11pt" fo:font-weight="normal" officeooo:rsid="03ab32b0" style:font-size-asian="11pt" style:font-weight-asian="normal" style:font-size-complex="11pt" style:font-weight-complex="normal"/>
    </style:style>
    <style:style style:name="T18" style:family="text">
      <style:text-properties fo:color="#000000" style:font-name="Arial1" fo:font-size="11pt" fo:font-weight="normal" officeooo:rsid="03af30c4" style:font-size-asian="11pt" style:font-weight-asian="normal" style:font-size-complex="11pt" style:font-weight-complex="normal"/>
    </style:style>
    <style:style style:name="T19" style:family="text">
      <style:text-properties fo:color="#000000" style:font-name="Arial1" fo:font-size="11pt" fo:font-weight="normal" officeooo:rsid="000e0298" style:font-size-asian="11pt" style:font-weight-asian="normal"/>
    </style:style>
    <style:style style:name="T20" style:family="text">
      <style:text-properties fo:color="#000000" style:font-name="Arial1" fo:font-size="11pt" fo:font-weight="normal" officeooo:rsid="01da351b" style:font-size-asian="11pt" style:font-weight-asian="normal"/>
    </style:style>
    <style:style style:name="T21" style:family="text">
      <style:text-properties fo:color="#000000" style:font-name="Arial1" fo:font-size="11pt" fo:font-weight="normal" officeooo:rsid="01ebd0aa" style:font-size-asian="11pt" style:font-weight-asian="normal"/>
    </style:style>
    <style:style style:name="T22" style:family="text">
      <style:text-properties fo:color="#000000" style:font-name="Arial1" fo:font-size="11pt" fo:font-weight="normal" officeooo:rsid="020a071b" style:font-size-asian="11pt" style:font-weight-asian="normal"/>
    </style:style>
    <style:style style:name="T23" style:family="text">
      <style:text-properties fo:color="#000000" style:font-name="Arial1" fo:font-size="11pt" fo:font-weight="normal" officeooo:rsid="022be415" style:font-size-asian="11pt" style:font-weight-asian="normal"/>
    </style:style>
    <style:style style:name="T24" style:family="text">
      <style:text-properties fo:color="#000000" style:font-name="Arial1" fo:font-size="11pt" fo:font-weight="normal" officeooo:rsid="023448e2" style:font-size-asian="11pt" style:font-weight-asian="normal"/>
    </style:style>
    <style:style style:name="T25" style:family="text">
      <style:text-properties fo:color="#000000" style:font-name="Arial1" fo:font-size="11pt" fo:font-weight="normal" officeooo:rsid="023a27fd" style:font-size-asian="11pt" style:font-weight-asian="normal"/>
    </style:style>
    <style:style style:name="T26" style:family="text">
      <style:text-properties fo:color="#000000" style:font-name="Arial1" fo:font-size="11pt" fo:font-weight="normal" officeooo:rsid="023d5a8d" style:font-size-asian="11pt" style:font-weight-asian="normal"/>
    </style:style>
    <style:style style:name="T27" style:family="text">
      <style:text-properties fo:color="#000000" style:font-name="Arial1" fo:font-size="11pt" fo:font-weight="normal" officeooo:rsid="02425b7a" style:font-size-asian="11pt" style:font-weight-asian="normal"/>
    </style:style>
    <style:style style:name="T28" style:family="text">
      <style:text-properties fo:color="#000000" style:font-name="Arial1" fo:font-size="11pt" fo:font-weight="normal" officeooo:rsid="0299d5f5" style:font-size-asian="11pt" style:font-weight-asian="normal"/>
    </style:style>
    <style:style style:name="T29" style:family="text">
      <style:text-properties fo:color="#000000" style:font-name="Arial1" fo:font-size="11pt" fo:font-weight="normal" officeooo:rsid="029aab84" style:font-size-asian="11pt" style:font-weight-asian="normal"/>
    </style:style>
    <style:style style:name="T30" style:family="text">
      <style:text-properties fo:color="#000000" style:font-name="Arial1" fo:font-size="11pt" fo:font-weight="normal" officeooo:rsid="029dbe99" style:font-size-asian="11pt" style:font-weight-asian="normal"/>
    </style:style>
    <style:style style:name="T31" style:family="text">
      <style:text-properties fo:color="#000000" style:font-name="Arial1" fo:font-size="11pt" fo:font-weight="normal" officeooo:rsid="02ec2872" style:font-size-asian="11pt" style:font-weight-asian="normal"/>
    </style:style>
    <style:style style:name="T32" style:family="text">
      <style:text-properties fo:color="#000000" style:font-name="Arial1" fo:font-size="11pt" fo:font-weight="normal" officeooo:rsid="02f12a28" style:font-size-asian="11pt" style:font-weight-asian="normal"/>
    </style:style>
    <style:style style:name="T33" style:family="text">
      <style:text-properties fo:color="#000000" style:font-name="Arial1" fo:font-size="11pt" fo:font-weight="normal" officeooo:rsid="02f557f3" style:font-size-asian="11pt" style:font-weight-asian="normal"/>
    </style:style>
    <style:style style:name="T34" style:family="text">
      <style:text-properties fo:color="#000000" style:font-name="Arial1" fo:font-size="11pt" fo:font-weight="normal" officeooo:rsid="02f6b9d8" style:font-size-asian="11pt" style:font-weight-asian="normal"/>
    </style:style>
    <style:style style:name="T35" style:family="text">
      <style:text-properties fo:color="#000000" style:font-name="Arial1" fo:font-size="11pt" fo:font-weight="normal" officeooo:rsid="03166c31" style:font-size-asian="11pt" style:font-weight-asian="normal"/>
    </style:style>
    <style:style style:name="T36" style:family="text">
      <style:text-properties fo:color="#000000" style:font-name="Arial1" fo:font-size="11pt" fo:font-weight="normal" officeooo:rsid="031840ad" style:font-size-asian="11pt" style:font-weight-asian="normal"/>
    </style:style>
    <style:style style:name="T37" style:family="text">
      <style:text-properties fo:color="#000000" style:font-name="Arial1" fo:font-size="11pt" fo:font-weight="normal" officeooo:rsid="0374910c" style:font-size-asian="11pt" style:font-weight-asian="normal"/>
    </style:style>
    <style:style style:name="T38" style:family="text">
      <style:text-properties fo:color="#000000" style:font-name="Arial1" fo:font-size="11pt" fo:font-weight="normal" officeooo:rsid="0375cba0" style:font-size-asian="11pt" style:font-weight-asian="normal"/>
    </style:style>
    <style:style style:name="T39" style:family="text">
      <style:text-properties fo:color="#000000" style:font-name="Arial1" fo:font-size="11pt" fo:font-weight="normal" officeooo:rsid="03a70146" style:font-size-asian="11pt" style:font-weight-asian="normal"/>
    </style:style>
    <style:style style:name="T40" style:family="text">
      <style:text-properties fo:color="#000000" style:font-name="Arial1" fo:font-size="11pt" fo:font-weight="normal" officeooo:rsid="03a91c4c" style:font-size-asian="11pt" style:font-weight-asian="normal"/>
    </style:style>
    <style:style style:name="T41" style:family="text">
      <style:text-properties fo:color="#000000" style:font-name="Arial1" fo:font-size="11pt" style:font-size-asian="11pt" style:font-size-complex="11pt"/>
    </style:style>
    <style:style style:name="T42" style:family="text">
      <style:text-properties fo:color="#000000" style:font-name="Arial1" fo:font-weight="bold" style:font-weight-asian="bold" style:font-weight-complex="bold"/>
    </style:style>
    <style:style style:name="T43" style:family="text">
      <style:text-properties fo:color="#000000" style:font-name="Arial1" fo:font-size="16pt" fo:font-weight="normal" style:font-size-asian="16pt" style:language-asian="en" style:country-asian="US" style:font-weight-asian="normal" style:font-size-complex="16pt" style:language-complex="en" style:country-complex="US" style:font-weight-complex="normal"/>
    </style:style>
    <style:style style:name="T44" style:family="text">
      <style:text-properties fo:color="#000000" style:font-name="Arial1" officeooo:rsid="0322fa2a"/>
    </style:style>
    <style:style style:name="T45" style:family="text">
      <style:text-properties fo:color="#000000" style:font-name="Arial2" fo:font-size="11pt" fo:font-weight="normal" officeooo:rsid="004ca611" style:font-size-asian="11pt" style:font-weight-asian="normal" style:font-size-complex="11pt" style:font-weight-complex="normal"/>
    </style:style>
    <style:style style:name="T46" style:family="text">
      <style:text-properties fo:color="#000000" style:font-name="Arial2" fo:font-size="11pt" fo:font-weight="normal" officeooo:rsid="002c5879" style:font-size-asian="11pt" style:font-weight-asian="normal" style:font-size-complex="11pt" style:font-weight-complex="normal"/>
    </style:style>
    <style:style style:name="T47" style:family="text">
      <style:text-properties style:use-window-font-color="true" officeooo:rsid="03884e47"/>
    </style:style>
    <style:style style:name="T48" style:family="text">
      <style:text-properties style:use-window-font-color="true" officeooo:rsid="038ddf27"/>
    </style:style>
    <style:style style:name="T49" style:family="text">
      <style:text-properties style:use-window-font-color="true" fo:font-size="16pt" style:font-size-asian="16pt" style:font-size-complex="16pt"/>
    </style:style>
    <style:style style:name="T50" style:family="text">
      <style:text-properties style:use-window-font-color="true" fo:font-size="16pt" officeooo:rsid="0390628d" style:font-size-asian="16pt" style:font-size-complex="16pt"/>
    </style:style>
    <style:style style:name="T51" style:family="text">
      <style:text-properties style:use-window-font-color="true" fo:font-size="16pt" officeooo:rsid="039b4bcc" style:font-size-asian="16pt" style:font-size-complex="16pt"/>
    </style:style>
    <style:style style:name="T52" style:family="text">
      <style:text-properties style:use-window-font-color="true" officeooo:rsid="039943af"/>
    </style:style>
    <style:style style:name="T53" style:family="text">
      <style:text-properties style:use-window-font-color="true" fo:font-size="12pt" fo:font-weight="normal" officeooo:rsid="039f045b" style:font-size-asian="12pt" style:font-weight-asian="normal"/>
    </style:style>
    <style:style style:name="T54" style:family="text">
      <style:text-properties style:use-window-font-color="true" fo:font-size="12pt" fo:font-weight="normal" officeooo:rsid="039f50ec" style:font-size-asian="12pt" style:font-weight-asian="normal"/>
    </style:style>
    <style:style style:name="T55" style:family="text">
      <style:text-properties style:use-window-font-color="true" fo:font-size="12pt" fo:font-weight="normal" officeooo:rsid="03a0c93a" style:font-size-asian="12pt" style:font-weight-asian="normal"/>
    </style:style>
    <style:style style:name="T56" style:family="text">
      <style:text-properties style:use-window-font-color="true" fo:font-size="12pt" fo:font-weight="normal" officeooo:rsid="03a0c93a" style:font-size-asian="12pt" style:font-weight-asian="normal" fo:background-color="#ffffff"/>
    </style:style>
    <style:style style:name="T57" style:family="text">
      <style:text-properties style:use-window-font-color="true" fo:font-size="12pt" fo:font-weight="normal" officeooo:rsid="03a2c43f" style:font-size-asian="12pt" style:font-weight-asian="normal"/>
    </style:style>
    <style:style style:name="T58" style:family="text">
      <style:text-properties style:use-window-font-color="true" fo:font-size="12pt" fo:font-weight="normal" officeooo:rsid="03a465b5" style:font-size-asian="12pt" style:font-weight-asian="normal"/>
    </style:style>
    <style:style style:name="T59" style:family="text">
      <style:text-properties style:use-window-font-color="true" fo:font-size="12pt" fo:font-weight="normal" officeooo:rsid="03a5afa2" style:font-size-asian="12pt" style:font-weight-asian="normal"/>
    </style:style>
    <style:style style:name="T60" style:family="text">
      <style:text-properties style:use-window-font-color="true" style:font-name="Arial2" fo:font-size="16pt" officeooo:rsid="039b4bcc" style:font-size-asian="16pt" style:font-size-complex="16pt" style:font-weight-complex="bold"/>
    </style:style>
    <style:style style:name="T61" style:family="text">
      <style:text-properties style:use-window-font-color="true" style:font-name="Arial2" fo:font-size="16pt" officeooo:rsid="039f50ec" style:font-size-asian="16pt" style:font-size-complex="16pt" style:font-weight-complex="bold"/>
    </style:style>
    <style:style style:name="T62" style:family="text">
      <style:text-properties style:use-window-font-color="true" style:font-name="Courier New1" fo:font-size="12pt" fo:font-weight="normal" officeooo:rsid="03a0c93a" style:font-size-asian="12pt" style:font-weight-asian="normal"/>
    </style:style>
    <style:style style:name="T63" style:family="text">
      <style:text-properties style:use-window-font-color="true" style:font-name="Courier New1" fo:font-size="12pt" fo:font-weight="normal" officeooo:rsid="03a1262b" style:font-size-asian="12pt" style:font-weight-asian="normal"/>
    </style:style>
    <style:style style:name="T64" style:family="text">
      <style:text-properties officeooo:rsid="01da351b"/>
    </style:style>
    <style:style style:name="T65" style:family="text">
      <style:text-properties style:font-name="Arial2" fo:font-size="12pt" officeooo:rsid="038a953e" style:font-size-asian="12pt" style:font-size-complex="12pt"/>
    </style:style>
    <style:style style:name="T66" style:family="text">
      <style:text-properties style:font-name="Arial2" fo:font-size="12pt" officeooo:rsid="03943ff3" style:font-size-asian="12pt" style:font-size-complex="12pt"/>
    </style:style>
    <style:style style:name="T67" style:family="text">
      <style:text-properties style:font-name="Arial2" fo:font-size="12pt" fo:font-weight="normal" style:font-size-asian="12pt" style:font-weight-asian="normal" style:font-size-complex="12pt" style:font-weight-complex="normal"/>
    </style:style>
    <style:style style:name="T68" style:family="text">
      <style:text-properties style:font-name="Arial2" fo:font-size="12pt" fo:font-weight="normal" officeooo:rsid="039a1df4" style:font-size-asian="12pt" style:font-weight-asian="normal" style:font-size-complex="12pt" style:font-weight-complex="normal"/>
    </style:style>
    <style:style style:name="T69" style:family="text">
      <style:text-properties style:font-name="Arial2" fo:font-size="12pt" fo:font-weight="normal" officeooo:rsid="039943af" style:font-size-asian="12pt" style:font-weight-asian="normal" style:font-size-complex="12pt" style:font-weight-complex="normal"/>
    </style:style>
    <style:style style:name="T70" style:family="text">
      <style:text-properties style:font-name="Arial2" fo:font-size="12pt" fo:font-weight="normal" officeooo:rsid="039a1ee0" style:font-size-asian="12pt" style:font-weight-asian="normal" style:font-size-complex="12pt" style:font-weight-complex="normal"/>
    </style:style>
    <style:style style:name="T71" style:family="text">
      <style:text-properties officeooo:rsid="02e04cc4"/>
    </style:style>
    <style:style style:name="T72" style:family="text">
      <style:text-properties officeooo:rsid="03884e47"/>
    </style:style>
    <style:style style:name="T73" style:family="text">
      <style:text-properties officeooo:rsid="0388a2b8"/>
    </style:style>
    <style:style style:name="T74" style:family="text">
      <style:text-properties officeooo:rsid="038ca3af"/>
    </style:style>
    <style:style style:name="T75" style:family="text">
      <style:text-properties officeooo:rsid="0391b449"/>
    </style:style>
    <style:style style:name="T76" style:family="text">
      <style:text-properties officeooo:rsid="0392f994"/>
    </style:style>
    <style:style style:name="T77" style:family="text">
      <style:text-properties officeooo:rsid="03943ff3"/>
    </style:style>
    <style:style style:name="T78" style:family="text">
      <style:text-properties officeooo:rsid="0397f6fc"/>
    </style:style>
    <style:style style:name="T79" style:family="text">
      <style:text-properties officeooo:rsid="039a1df4"/>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data-style-name="C121">
      <style:graphic-properties style:vertical-pos="middle" style:vertical-rel="baselin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date form:name="Champ de date 1" form:control-implementation="ooo:com.sun.star.form.component.DateField" xml:id="control1" form:id="control1" form:current-value="2020-01-28" form:min-value="180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28/01/2020"/>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bookmark text:name="__DdeLink__2523_207158706"/></text:p>
      <table:table table:name="Tableau1" table:style-name="Tableau1">
        <table:table-column table:style-name="Tableau1.A"/>
        <table:table-column table:style-name="Tableau1.B"/>
        <table:table-row table:style-name="Tableau1.1">
          <table:table-cell table:style-name="Tableau1.A1" office:value-type="string">
            <text:p text:style-name="P14"><text:span text:style-name="TA_20_Style_20_foncé"><text:span text:style-name="T2">Auteur</text:span></text:span></text:p>
            <text:p text:style-name="P14"><text:span text:style-name="TA_20_Element_20_clair_20_marqué"><text:span text:style-name="T12">Thomas COGGIA</text:span></text:span><text:span text:style-name="TA_20_Element_20_clair_20_marqué"><text:span text:style-name="T41"> <text:s text:c="19"/></text:span></text:span></text:p>
          </table:table-cell>
          <table:table-cell table:style-name="Tableau1.B1" office:value-type="string">
            <text:p text:style-name="P14"><draw:control text:anchor-type="as-char" draw:z-index="12" draw:style-name="gr1" draw:text-style-name="P66" svg:width="2.345cm" svg:height="0.526cm" draw:control="control1"/></text:p>
          </table:table-cell>
        </table:table-row>
        <table:table-row table:style-name="Tableau1.2">
          <table:table-cell table:style-name="Tableau1.A2" office:value-type="string">
            <text:p text:style-name="P14"><text:span text:style-name="TA_20_Style_20_foncé"><text:span text:style-name="T2">Equipe</text:span></text:span></text:p>
            <text:p text:style-name="P14"><text:span text:style-name="TA_20_Style_20_clair"><text:span text:style-name="T41">Saad CHIADMI, Thomas COGGIA</text:span></text:span></text:p>
          </table:table-cell>
          <table:table-cell table:style-name="Tableau1.B2" table:number-rows-spanned="2" office:value-type="string">
            <text:p text:style-name="P11"><text:span text:style-name="TA_20_Style_20_foncé"/></text:p>
            <text:p text:style-name="P15"><text:span text:style-name="TA_20_Style_20_foncé"><text:span text:style-name="T42">Statut</text:span></text:span></text:p>
            <text:p text:style-name="P16"><text:span text:style-name="TA_20_Style_20_clair"><text:span text:style-name="T44">Final</text:span></text:span></text:p>
            <text:p text:style-name="P15"><text:span text:style-name="TA_20_Element_20_clair_20_marqué"><text:span text:style-name="T1"><text:s text:c="4"/></text:span></text:span></text:p>
          </table:table-cell>
        </table:table-row>
        <table:table-row table:style-name="Tableau1.1">
          <table:table-cell table:style-name="Tableau1.A2" office:value-type="string">
            <text:p text:style-name="P14"><text:span text:style-name="TA_20_Style_20_clair"><text:span text:style-name="T2">Destinaire(s)</text:span></text:span></text:p>
            <text:p text:style-name="P14"><text:span text:style-name="TA_20_Style_20_clair"><text:span text:style-name="T12">K</text:span></text:span><text:span text:style-name="TA_20_Style_20_clair"><text:span text:style-name="T13">e</text:span></text:span><text:span text:style-name="TA_20_Style_20_clair"><text:span text:style-name="T12">vin MENANT, Charaf LACHACHI</text:span></text:span></text:p>
          </table:table-cell>
          <table:covered-table-cell/>
        </table:table-row>
        <table:table-row table:style-name="Tableau1.1">
          <table:table-cell table:style-name="Tableau1.A2" office:value-type="string">
            <text:p text:style-name="P14"><text:span text:style-name="TA_20_Style_20_foncé"><text:span text:style-name="T2">Chemin</text:span></text:span></text:p>
            <text:p text:style-name="P17"><text:span text:style-name="TA_20_Style_20_clair"><text:span text:style-name="T45">Babyfoot</text:span></text:span><text:span text:style-name="TA_20_Style_20_clair"><text:span text:style-name="T46">/TAPS</text:span></text:span><text:span text:style-name="TA_20_Style_20_clair"><text:span text:style-name="T12">/ST</text:span></text:span><text:span text:style-name="TA_20_Style_20_clair"><text:span text:style-name="T14">R </text:span></text:span><text:span text:style-name="TA_20_Style_20_clair"><text:span text:style-name="T18">détaillée</text:span></text:span></text:p>
          </table:table-cell>
          <table:table-cell table:style-name="Tableau1.B2" office:value-type="string">
            <text:p text:style-name="P14"><text:span text:style-name="TA_20_Style_20_foncé"><text:span text:style-name="T1">Page(</text:span></text:span><text:span text:style-name="TA_20_Style_20_foncé"><text:span text:style-name="T41">s</text:span></text:span><text:span text:style-name="TA_20_Style_20_foncé"><text:span text:style-name="T12">)</text:span></text:span><text:span text:style-name="TA_20_Element_20_clair_20_marqué"><text:span text:style-name="T12"> : </text:span></text:span><text:span text:style-name="TA_20_Element_20_clair_20_marqué"><text:span text:style-name="T17">5</text:span></text:span><field:fieldmark-start text:name="Bookmark1" field:type="SECTIONPAGES  \* Arabic  \* MERGEFORMAT"/><field:fieldmark-end/></text:p>
          </table:table-cell>
        </table:table-row>
      </table:table>
      <text:p text:style-name="P18"/>
      <text:p text:style-name="P19">Gestion de tournois de babyfoot</text:p>
      <text:p text:style-name="P12"/>
      <text:p text:style-name="P12">S<text:span text:style-name="T64">TR</text:span></text:p>
      <text:p text:style-name="P13"/>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0"><text:span text:style-name="TA_20_Element_20_clair_20_marqué"><text:span text:style-name="T42">Version</text:span></text:span></text:p>
          </table:table-cell>
          <table:table-cell table:style-name="Tableau2.B1" office:value-type="string">
            <text:p text:style-name="P20"><text:span text:style-name="TA_20_Element_20_clair_20_marqué"><text:span text:style-name="T42">Date</text:span></text:span></text:p>
          </table:table-cell>
          <table:table-cell table:style-name="Tableau2.B1" office:value-type="string">
            <text:p text:style-name="P20"><text:span text:style-name="TA_20_Element_20_clair_20_marqué"><text:span text:style-name="T42">Modifications</text:span></text:span></text:p>
          </table:table-cell>
          <table:table-cell table:style-name="Tableau2.D1" office:value-type="string">
            <text:p text:style-name="P20"><text:span text:style-name="TA_20_Element_20_clair_20_marqué"><text:span text:style-name="T42">Rédacteur(s)</text:span></text:span></text:p>
          </table:table-cell>
        </table:table-row>
        <table:table-row table:style-name="Tableau2.2">
          <table:table-cell table:style-name="Tableau2.A2" office:value-type="string">
            <text:p text:style-name="P21"><text:span text:style-name="TA_20_Element_20_clair_20_marqué"><text:span text:style-name="T3">1.0</text:span></text:span></text:p>
          </table:table-cell>
          <table:table-cell table:style-name="Tableau2.B2" office:value-type="string">
            <text:p text:style-name="P63"><text:span text:style-name="TA_20_Element_20_clair_20_marqué"><text:span text:style-name="T39">2</text:span></text:span><text:span text:style-name="TA_20_Element_20_clair_20_marqué"><text:span text:style-name="T36">8/</text:span></text:span><text:span text:style-name="TA_20_Element_20_clair_20_marqué"><text:span text:style-name="T36">0</text:span></text:span><text:span text:style-name="TA_20_Element_20_clair_20_marqué"><text:span text:style-name="T39">1</text:span></text:span><text:span text:style-name="TA_20_Element_20_clair_20_marqué"><text:span text:style-name="T11">/2019</text:span></text:span></text:p>
          </table:table-cell>
          <table:table-cell table:style-name="Tableau2.B2" office:value-type="string">
            <text:p text:style-name="P64"><text:span text:style-name="TA_20_Element_20_clair_20_marqué"><text:span text:style-name="T40">Rédaction</text:span></text:span></text:p>
          </table:table-cell>
          <table:table-cell table:style-name="Tableau2.D2" office:value-type="string">
            <text:p text:style-name="P21"><text:span text:style-name="TA_20_Element_20_clair_20_marqué"><text:span text:style-name="T11">Thomas COGGIA</text:span></text:span></text:p>
          </table:table-cell>
        </table:table-row>
      </table:table>
      <text:p text:style-name="P3"><text:span text:style-name="TA_20_Titre_20_doc"><text:span text:style-name="T43"/></text:span></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oft-page-break/><text:span text:style-name="TA_20_Titre_20_doc"/></text:p>
      <text:table-of-content text:style-name="Sect1" text:protected="true" text:name="Table des matières1">
        <text:table-of-content-source text:outline-level="4" text:use-index-marks="false">
          <text:index-title-template text:style-name="Contents_20_Heading">Table des matière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48"><text:a xlink:type="simple" xlink:href="#__RefHeading___Toc2489_4245232988" text:style-name="Index_20_Link" text:visited-style-name="Index_20_Link">1. Objectif<text:tab/>3</text:a></text:p>
          <text:p text:style-name="P48"><text:a xlink:type="simple" xlink:href="#__RefHeading___Toc2299_4245232988" text:style-name="Index_20_Link" text:visited-style-name="Index_20_Link">2. Serveur<text:tab/>3</text:a></text:p>
          <text:p text:style-name="P65"><text:a xlink:type="simple" xlink:href="#__RefHeading___Toc927_315073703" text:style-name="Index_20_Link" text:visited-style-name="Index_20_Link">2.1. Structure du code<text:tab/>3</text:a></text:p>
          <text:p text:style-name="P65"><text:a xlink:type="simple" xlink:href="#__RefHeading___Toc1575_8724569" text:style-name="Index_20_Link" text:visited-style-name="Index_20_Link">2.1.1. Les Controller<text:tab/>3</text:a></text:p>
          <text:p text:style-name="P65"><text:a xlink:type="simple" xlink:href="#__RefHeading___Toc1575_87245691" text:style-name="Index_20_Link" text:visited-style-name="Index_20_Link">2.1.2. Les vues (View)<text:tab/>3</text:a></text:p>
          <text:p text:style-name="P65"><text:a xlink:type="simple" xlink:href="#__RefHeading___Toc1577_87245697" text:style-name="Index_20_Link" text:visited-style-name="Index_20_Link">2.1.3. L’interface entre les vues et les entités<text:tab/>4</text:a></text:p>
          <text:p text:style-name="P65"><text:a xlink:type="simple" xlink:href="#__RefHeading___Toc1577_8724569" text:style-name="Index_20_Link" text:visited-style-name="Index_20_Link">2.1.4. Le programme principal et les fichiers principaux<text:tab/>4</text:a></text:p>
          <text:p text:style-name="P65"><text:a xlink:type="simple" xlink:href="#__RefHeading___Toc1577_87245692" text:style-name="Index_20_Link" text:visited-style-name="Index_20_Link">2.1.5. Le système d’Elo<text:tab/>4</text:a></text:p>
          <text:p text:style-name="P65"><text:a xlink:type="simple" xlink:href="#__RefHeading___Toc929_315073703" text:style-name="Index_20_Link" text:visited-style-name="Index_20_Link">2.2. Utilisation d’Entity Framework<text:tab/>5</text:a></text:p>
          <text:p text:style-name="P48"><text:a xlink:type="simple" xlink:href="#__RefHeading___Toc2299_42452329881" text:style-name="Index_20_Link" text:visited-style-name="Index_20_Link">3. Client<text:tab/>5</text:a></text:p>
          <text:p text:style-name="P65"><text:a xlink:type="simple" xlink:href="#__RefHeading___Toc931_315073703" text:style-name="Index_20_Link" text:visited-style-name="Index_20_Link">3.1. Structure du code<text:tab/>5</text:a></text:p>
          <text:p text:style-name="P65"><text:a xlink:type="simple" xlink:href="#__RefHeading___Toc929_3150737032" text:style-name="Index_20_Link" text:visited-style-name="Index_20_Link">3.2. Algorithme de génération des équipes équilibrées<text:tab/>6</text:a></text:p>
          <text:p text:style-name="P65"><text:a xlink:type="simple" xlink:href="#__RefHeading___Toc929_31507370321" text:style-name="Index_20_Link" text:visited-style-name="Index_20_Link">3.3. Algorithme de génération de l’ordre des matchs de poule<text:tab/>6</text:a></text:p>
        </text:index-body>
      </text:table-of-content>
      <text:h text:style-name="Heading_20_1" text:outline-level="1" text:is-list-header="true"/>
      <text:list xml:id="list4070421566" text:style-name="Numbering_20_123">
        <text:list-item>
          <text:h text:style-name="P61" text:outline-level="1"><text:bookmark-start text:name="__RefHeading___Toc2489_4245232988"/>Objectif<text:bookmark-end text:name="__RefHeading___Toc2489_4245232988"/></text:h>
        </text:list-item>
      </text:list>
      <text:p text:style-name="P28">Ce document a pour objectif de décrire <text:span text:style-name="T72">plus précisément l’aspect technique de notre projet, de sorte qu’il soit aisé d’identifier de reprendre le travail réalisé.</text:span></text:p>
      <text:list xml:id="list85040319717164" text:continue-numbering="true" text:style-name="Numbering_20_123">
        <text:list-item>
          <text:h text:style-name="P59" text:outline-level="1"><text:bookmark-start text:name="__RefHeading___Toc2299_4245232988"/><text:span text:style-name="TA_20_Titre_20_doc"><text:span text:style-name="T48">S</text:span></text:span><text:span text:style-name="TA_20_Titre_20_doc"><text:span text:style-name="T47">erveur</text:span></text:span><text:bookmark-end text:name="__RefHeading___Toc2299_4245232988"/></text:h>
          <text:list>
            <text:list-item>
              <text:h text:style-name="P49" text:outline-level="2"><text:bookmark-start text:name="__RefHeading___Toc927_315073703"/><text:span text:style-name="TA_20_Titre_20_doc"><text:span text:style-name="T49">Structure du code</text:span></text:span><text:bookmark-end text:name="__RefHeading___Toc927_315073703"/></text:h>
            </text:list-item>
          </text:list>
        </text:list-item>
      </text:list>
      <text:p text:style-name="P31">Le code du serveur se décompose en 5 parties :</text:p>
      <text:list xml:id="list1375718300" text:style-name="L1">
        <text:list-item>
          <text:p text:style-name="P44">Les <text:span text:style-name="T76">Controller</text:span></text:p>
        </text:list-item>
        <text:list-item>
          <text:p text:style-name="P44">Les <text:span text:style-name="T76">vues</text:span></text:p>
        </text:list-item>
        <text:list-item>
          <text:p text:style-name="P45">L’interface entre les entités et les view</text:p>
        </text:list-item>
        <text:list-item>
          <text:p text:style-name="P44">Le programme principal <text:span text:style-name="T74">(</text:span>et autres fichiers principaux<text:span text:style-name="T74">)</text:span></text:p>
        </text:list-item>
        <text:list-item>
          <text:p text:style-name="P46">Le système d’Elo</text:p>
        </text:list-item>
      </text:list>
      <text:list xml:id="list85038398222092" text:continue-list="list85040319717164" text:style-name="Numbering_20_123">
        <text:list-item>
          <text:list>
            <text:list-item>
              <text:list>
                <text:list-item>
                  <text:h text:style-name="P50" text:outline-level="2"><text:bookmark-start text:name="__RefHeading___Toc1575_8724569"/>Les Controller<text:bookmark-end text:name="__RefHeading___Toc1575_8724569"/></text:h>
                </text:list-item>
              </text:list>
            </text:list-item>
          </text:list>
        </text:list-item>
      </text:list>
      <text:p text:style-name="P29"><text:span text:style-name="T71">C</text:span>es controller permettent de modéliser l’interface web de l’application, <text:span text:style-name="T73">et </text:span>sont générés à partir de l’IDE puisqu’il s’agit d’une technologie .Net.<text:line-break/>Dans notre application, les entités principales de la gestion de tournois de babyfoot ont leur controller, à savoir :</text:p>
      <text:list xml:id="list128340847" text:style-name="L2">
        <text:list-item>
          <text:p text:style-name="P47">players</text:p>
        </text:list-item>
        <text:list-item>
          <text:p text:style-name="P47">matches</text:p>
        </text:list-item>
        <text:list-item>
          <text:p text:style-name="P47">tournaments</text:p>
        </text:list-item>
      </text:list>
      <text:p text:style-name="P27">On distingue deux types de requêtes : certaines sont utilisées à des fins spécifiques pour réaliser une opération rapide de gestion en mode connecté, d’autres sont spécialement conçus pour faire de plus lourdes opérations à des fins de synchronisations.</text:p>
      <text:p text:style-name="P27">L’API est elle décrite dans un fichier de la forme Babyfoot Server API.</text:p>
      <text:list xml:id="list85039046379535" text:continue-list="list85038398222092" text:style-name="Numbering_20_123">
        <text:list-item>
          <text:list>
            <text:list-item>
              <text:list>
                <text:list-item>
                  <text:h text:style-name="P58" text:outline-level="2"><text:bookmark-start text:name="__RefHeading___Toc1575_87245691"/>Les <text:span text:style-name="T77">vues (View)</text:span><text:bookmark-end text:name="__RefHeading___Toc1575_87245691"/></text:h>
                </text:list-item>
              </text:list>
            </text:list-item>
          </text:list>
        </text:list-item>
      </text:list>
      <text:p text:style-name="P9"><text:span text:style-name="T65">L’objectif des </text:span><text:span text:style-name="T66">vues</text:span><text:span text:style-name="T65"> est de formaliser rigoureusement le format des requêtes de l’API web. Elles visent finalement à traduire les données relatives à la gestion de tournois de manière la plus simple possible, en garantissant l’unicité des données. Leur structure a </text:span><text:soft-page-break/><text:span text:style-name="T65">été finement pensée, de sorte d’éviter au développeur client d’écrire trop facilement une requête invalide à destination du serveur.</text:span></text:p>
      <text:list xml:id="list85039418664603" text:continue-numbering="true" text:style-name="Numbering_20_123">
        <text:list-item>
          <text:list>
            <text:list-item>
              <text:list>
                <text:list-item>
                  <text:h text:style-name="P51" text:outline-level="2"><text:bookmark-start text:name="__RefHeading___Toc1577_87245697"/>L’interface entre les vues et les entités<text:bookmark-end text:name="__RefHeading___Toc1577_87245697"/></text:h>
                </text:list-item>
              </text:list>
            </text:list-item>
          </text:list>
        </text:list-item>
      </text:list>
      <text:p text:style-name="P6">Cette interface nommé BabyfootWebInterface a pour objectif de faire la correspondance entre une requête cliente (vue) et une entité d’Entity Framework. Il s’agit finalement, dans un cadre générique, de traiter un morceau de requête en une modification de la base de données. Ainsi le code est réutilisable, et chaque requête peut être alors traitée de manière précise : quand sauvegarder une donnée, quand encapsuler le tout dans une transaction, quand propager les tâches asynchrones d’accès ou modifications de la base de données.</text:p>
      <text:p text:style-name="P6">Cependant, cette interface aurait pu faire l’objet d’un travail plus rigoureux quant à sa structure, qui est pourtant d’un seul tenant (un seul fichier).</text:p>
      <text:p text:style-name="P10"/>
      <text:list xml:id="list85039614787898" text:continue-numbering="true" text:style-name="Numbering_20_123">
        <text:list-item>
          <text:list>
            <text:list-item>
              <text:list>
                <text:list-item>
                  <text:h text:style-name="P52" text:outline-level="2"><text:bookmark-start text:name="__RefHeading___Toc1577_8724569"/>Le programme principal et les fichiers principaux<text:bookmark-end text:name="__RefHeading___Toc1577_8724569"/></text:h>
                </text:list-item>
              </text:list>
            </text:list-item>
          </text:list>
        </text:list-item>
      </text:list>
      <text:p text:style-name="P5">Ces fichiers sont générés au début du projet dans le cadre d’une application web. Un fichier Utility a été ajouté, simplement pour ajouter une fonctionnalité très utile aux énumérables de C#.</text:p>
      <text:list xml:id="list85039969228235" text:continue-numbering="true" text:style-name="Numbering_20_123">
        <text:list-item>
          <text:list>
            <text:list-item>
              <text:list>
                <text:list-item>
                  <text:h text:style-name="P53" text:outline-level="2"><text:bookmark-start text:name="__RefHeading___Toc1577_87245692"/>Le <text:span text:style-name="T75">système d’Elo</text:span><text:bookmark-end text:name="__RefHeading___Toc1577_87245692"/></text:h>
                </text:list-item>
              </text:list>
            </text:list-item>
          </text:list>
        </text:list-item>
      </text:list>
      <text:p text:style-name="P7">Le système d’Elo est développé dans le package Elo. Il y est décrit le système d’Elo le plus courant, consistant à partir de deux scores (des entiers désignant le niveau relatif d’un joueur, qui devraient normalement évoluer entre 1000 et 2000 dans le cadre de cette application), de calculer la probabilité de victoire entre ces deux joueurs.</text:p>
      <text:p text:style-name="P7">La probabilité de victoire souvent utilisé par les systèmes d’Elo classiques, est la fonction logistique 1 / (1 + e^x). ici, e est remplacé par un nombre, par exemple 10, et x par la différence des deux scores. La différence des scores est divisé par une échelle, 400 est une convention.</text:p>
      <text:p text:style-name="P7">Ainsi, la fonction est interprêté comme « un joueur ayant 400 points de plus qu’un autre, est 10 fois plus fort que ce dernier ».</text:p>
      <text:p text:style-name="P7">De cette probabilité lui est soustraite le résultat effectif du match résultant des deux joueurs, valeur entre 0 et 1 (par exemple 1 pour A a battu B, 0.5 pour un match nul, 0 autrement). Cette différence est ensuite multiplé par un coefficient appelé k-factor, et ainsi obtenir le surplus ou le retrait d’elo du joueur.</text:p>
      <text:p text:style-name="P7"><text:soft-page-break/>Dans le cadre de l’application, <text:span text:style-name="T78">l’application du système d’elo est directement appelé </text:span>cette probabilité sera appliquée entre deux équipes.</text:p>
      <text:p text:style-name="P7">La documentation de la STR permet de retrouver des informations, parfois encore plus complète, au sujet du système d’Elo.</text:p>
      <text:list xml:id="list85038433002814" text:continue-numbering="true" text:style-name="Numbering_20_123">
        <text:list-item>
          <text:list>
            <text:list-item>
              <text:h text:style-name="P54" text:outline-level="2"><text:bookmark-start text:name="__RefHeading___Toc929_315073703"/><text:span text:style-name="TA_20_Titre_20_doc"><text:span text:style-name="T50">Utilisation d’Entity Framework</text:span></text:span><text:bookmark-end text:name="__RefHeading___Toc929_315073703"/></text:h>
            </text:list-item>
          </text:list>
        </text:list-item>
      </text:list>
      <text:p text:style-name="P8">Nous avons utilisés Entity Framework 6 : il permet un accès à la base de données directement dans le code à travers l’appel de méthodes. On retrouve donc un package Models contenant les différentes entités utilisées, chacune correspondant à la structure d’une colonne d’une table de la base de données.</text:p>
      <text:p text:style-name="P8">Afin que les méthodes d’Entity Framework puisse générer des requêtes SQL valides, c’est-à-dire en adéquation avec la base de données, le contexte de cette dernière doit être bien défini. On distingue notamment les tables composés d’une clé primaire simple auto-incrémentée, ainsi que les tables n à n dont les clés étrangères sont composites : ces deux concepts doivent absolument être définis dans le contexte.</text:p>
      <text:p text:style-name="P42"/>
      <text:list xml:id="list85039076017362" text:continue-numbering="true" text:style-name="Numbering_20_123">
        <text:list-item>
          <text:h text:style-name="P60" text:outline-level="1"><text:bookmark-start text:name="__RefHeading___Toc2299_42452329881"/><text:span text:style-name="TA_20_Titre_20_doc"><text:span text:style-name="T52">Client</text:span></text:span><text:bookmark-end text:name="__RefHeading___Toc2299_42452329881"/></text:h>
          <text:list>
            <text:list-item>
              <text:h text:style-name="P55" text:outline-level="2"><text:bookmark-start text:name="__RefHeading___Toc931_315073703"/><text:span text:style-name="TA_20_Titre_20_doc"><text:span text:style-name="T49">Structure du code</text:span></text:span><text:bookmark-end text:name="__RefHeading___Toc931_315073703"/></text:h>
            </text:list-item>
          </text:list>
        </text:list-item>
      </text:list>
      <text:p text:style-name="P32">Le code est structuré à l’image de toutes applications Angular et est situé dans le dossier ClientApp au même niveau que les autres packages du code serveur.</text:p>
      <text:p text:style-name="P32">De nombreux fichiers de configurations, destiné au fonctionnement de l’application jusqu’à l’éditeur, compose ce dossier.</text:p>
      <text:p text:style-name="P32">Dans le dossier src, on retrouve le programme principal, et surtout le dossier app contenant le coeur du code fonctionnel et descriptif de l’application.</text:p>
      <text:p text:style-name="P33"><text:span text:style-name="T79">Une fois placé dans app on retrouve :</text:span></text:p>
      <text:list xml:id="list3605400229" text:style-name="L3">
        <text:list-item>
          <text:p text:style-name="P38"><text:span text:style-name="T68">entities : l</text:span><text:span text:style-name="T69">es entités qui définissent </text:span><text:span text:style-name="T68">exactement la structure des requêtes et reprennent donc les vues du serveur</text:span><text:span text:style-name="T69">, </text:span><text:span text:style-name="T68">et désignent donc des éléments relatifs à la gestion de tournois.</text:span></text:p>
        </text:list-item>
        <text:list-item>
          <text:p text:style-name="P40"><text:span text:style-name="T67">Plusieurs composants, appelés « component » sous angular, avec chacun son dossier, composé d’au moins fichiers :</text:span></text:p>
          <text:list>
            <text:list-item>
              <text:p text:style-name="P40"><text:span text:style-name="T67">css et html pour l’aspect descriptif</text:span></text:p>
            </text:list-item>
            <text:list-item>
              <text:p text:style-name="P40"><text:soft-page-break/><text:span text:style-name="T67">un spec.ts pour les spécifications du composant</text:span></text:p>
            </text:list-item>
            <text:list-item>
              <text:p text:style-name="P40"><text:span text:style-name="T67">et un .ts pour développer le code fonctionnel relatif à l’écran</text:span></text:p>
            </text:list-item>
          </text:list>
        </text:list-item>
        <text:list-item>
          <text:p text:style-name="P41"><text:span text:style-name="T67">Sans oublier le composant de l’application même, défini un niveau au dessus des autres composants.</text:span></text:p>
        </text:list-item>
        <text:list-item>
          <text:p text:style-name="P39"><text:span text:style-name="T70">Un ensemble de services pour chaque type d’entité de gestion de tournois, qui ont pour objectif de faire des appels à l’API du serveur et ainsi réaliser des opérations sur la base de données.</text:span></text:p>
        </text:list-item>
      </text:list>
      <text:p text:style-name="P36"/>
      <text:list xml:id="list85038330970339" text:continue-list="list85039076017362" text:style-name="Numbering_20_123">
        <text:list-item>
          <text:list>
            <text:list-item>
              <text:h text:style-name="P56" text:outline-level="2"><text:bookmark-start text:name="__RefHeading___Toc929_3150737032"/><text:span text:style-name="TA_20_Titre_20_doc"><text:span text:style-name="T51">Algorithme de génération des équipes équilibrées</text:span></text:span><text:bookmark-end text:name="__RefHeading___Toc929_3150737032"/></text:h>
            </text:list-item>
          </text:list>
        </text:list-item>
      </text:list>
      <text:p text:style-name="P35"><text:span text:style-name="TA_20_Titre_20_doc"><text:span text:style-name="T53">Cet algorithme est basé sur le score d’un joueur (score Elo) </text:span></text:span><text:span text:style-name="TA_20_Titre_20_doc"><text:span text:style-name="T57">et tient sa principale « force » de ce système. L’algorithme </text:span></text:span><text:span text:style-name="TA_20_Titre_20_doc"><text:span text:style-name="T58">en lui même n’est pas très complexe</text:span></text:span><text:span text:style-name="TA_20_Titre_20_doc"><text:span text:style-name="T57"> et mets en jeu de l’aléatoire afin d’avoir une chance importante de répartir les joueurs différemment d’un tournoi à l’autre.</text:span></text:span></text:p>
      <text:p text:style-name="P35"><text:span text:style-name="TA_20_Titre_20_doc"><text:span text:style-name="T59">Au début de l’algorithme, l</text:span></text:span><text:span text:style-name="TA_20_Titre_20_doc"><text:span text:style-name="T54">a liste des joueurs </text:span></text:span><text:span text:style-name="TA_20_Titre_20_doc"><text:span text:style-name="T59">est</text:span></text:span><text:span text:style-name="TA_20_Titre_20_doc"><text:span text:style-name="T54"> </text:span></text:span><text:span text:style-name="TA_20_Titre_20_doc"><text:span text:style-name="T57">trié</text:span></text:span><text:span text:style-name="TA_20_Titre_20_doc"><text:span text:style-name="T59">e</text:span></text:span><text:span text:style-name="TA_20_Titre_20_doc"><text:span text:style-name="T57"> selon le score Elo, </text:span></text:span><text:span text:style-name="TA_20_Titre_20_doc"><text:span text:style-name="T59">puis</text:span></text:span><text:span text:style-name="TA_20_Titre_20_doc"><text:span text:style-name="T54"> divisé en deux : </text:span></text:span><text:span text:style-name="TA_20_Titre_20_doc"><text:span text:style-name="T59">à chaque itération, </text:span></text:span><text:span text:style-name="TA_20_Titre_20_doc"><text:span text:style-name="T54">deux joueurs </text:span></text:span><text:span text:style-name="TA_20_Titre_20_doc"><text:span text:style-name="T57">sont sélectionnés</text:span></text:span><text:span text:style-name="TA_20_Titre_20_doc"><text:span text:style-name="T54"> aléatoirement </text:span></text:span><text:span text:style-name="TA_20_Titre_20_doc"><text:span text:style-name="T59">et séparément </text:span></text:span><text:span text:style-name="TA_20_Titre_20_doc"><text:span text:style-name="T54">des deux côtés pour former une équipe, </text:span></text:span><text:span text:style-name="TA_20_Titre_20_doc"><text:span text:style-name="T58">et ce jusqu’à ce que toutes les équipes soient formées.</text:span></text:span><text:span text:style-name="TA_20_Titre_20_doc"><text:span text:style-name="T54"> Il y a donc de forte chances que deux joueurs ne soient pas dans la même équipe d’un tournoi à l’autre.</text:span></text:span></text:p>
      <text:p text:style-name="P37"/>
      <text:list xml:id="list85039856992304" text:continue-numbering="true" text:style-name="Numbering_20_123">
        <text:list-item>
          <text:list>
            <text:list-item>
              <text:h text:style-name="P57" text:outline-level="2"><text:bookmark-start text:name="__RefHeading___Toc929_31507370321"/><text:span text:style-name="TA_20_Titre_20_doc"><text:span text:style-name="T60">Algorithme de génération de </text:span></text:span><text:span text:style-name="TA_20_Titre_20_doc"><text:span text:style-name="T61">l’ordre des matchs de poule</text:span></text:span><text:bookmark-end text:name="__RefHeading___Toc929_31507370321"/></text:h>
            </text:list-item>
          </text:list>
        </text:list-item>
      </text:list>
      <text:p text:style-name="P34"><text:span text:style-name="TA_20_Titre_20_doc"><text:span text:style-name="T54">L’algorithme est assez complexe : il consiste </text:span></text:span><text:span text:style-name="TA_20_Titre_20_doc"><text:span text:style-name="T55">à trouver le meilleur choix de paires d’équipes, match après match. Pour ce faire, on maintient</text:span></text:span><text:span text:style-name="TA_20_Titre_20_doc"><text:span text:style-name="T54"> un tableau de compteurs d’équipes. </text:span></text:span><text:span text:style-name="TA_20_Titre_20_doc"><text:span text:style-name="T55">Plus le compteur est haut, plus l’équipe considéré n’a pas joué depuis longtemps selon l’ordre généré. Si l’équipe est sélectionné, le compteur est alors remis à 0. L’objectif est alors de trouver les deux équipes dont le compteur et minimal.<text:line-break/>L’algorithme peut être implémenté de manière générique (combinaison de k parmi n, ici n est le nombre d’équipes, k le nombre de joueurs dans une équipe soit 2). On peut notamment faire varier le nombre de matchs m à faire jouer par équipe (par défaut, n – 1, jouer contre toutes les autres). </text:span></text:span><text:span text:style-name="TA_20_Titre_20_doc"><text:span text:style-name="T57">Voici les conditions sur k, m, et n :</text:span></text:span></text:p>
      <text:p text:style-name="P34"><text:span text:style-name="TA_20_Titre_20_doc"><text:span text:style-name="T62">((n * m) % k == 0 &amp;&amp; k </text:span></text:span><text:span text:style-name="TA_20_Titre_20_doc"><text:span text:style-name="T63">&lt;=</text:span></text:span><text:span text:style-name="TA_20_Titre_20_doc"><text:span text:style-name="T62"> m &amp;&amp; m &lt; n)</text:span></text:span></text:p>
      <text:p text:style-name="P34"><text:span text:style-name="TA_20_Titre_20_doc"><text:span text:style-name="T5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Calibri1" svg:font-family="Calibri" style:font-family-generic="swiss"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fr" fo:country="FR" style:letter-kerning="false" style:font-name-asian="Segoe UI" style:font-family-asian="'Segoe UI'" style:font-family-generic-asian="system" style:font-pitch-asian="variable" style:font-size-asian="11pt" style:language-asian="fr" style:country-asian="FR"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TA_20_Liste_20_à_20_numéro_20_1" style:default-outline-level="1" style:class="text" style:master-page-name="">
      <style:paragraph-properties fo:margin-top="0.199cm" fo:margin-bottom="0.199cm" loext:contextual-spacing="false" fo:line-height="100%" fo:keep-together="always" fo:orphans="0" fo:widows="0" style:page-number="auto" fo:keep-with-next="always">
        <style:tab-stops/>
      </style:paragraph-properties>
      <style:text-properties style:use-window-font-color="true" style:font-name="Arial" fo:font-family="Arial" style:font-style-name="Gras" style:font-family-generic="swiss" style:font-pitch="variable" fo:font-size="18pt" fo:font-weight="bold" fo:background-color="transparent"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master-page-name="">
      <loext:graphic-properties draw:fill="none" draw:fill-color="#729fcf"/>
      <style:paragraph-properties fo:margin-top="0.199cm" fo:margin-bottom="0.199cm" loext:contextual-spacing="false" fo:line-height="100%" fo:text-align="justify" style:justify-single-word="false" fo:keep-together="always" fo:orphans="0" fo:widows="0" style:page-number="auto" fo:background-color="transparent" fo:keep-with-next="always">
        <style:tab-stops/>
      </style:paragraph-properties>
      <style:text-properties fo:color="#000000" style:font-name="Arial" fo:font-family="Arial" style:font-style-name="Gras" style:font-family-generic="swiss" style:font-pitch="variable" fo:font-size="16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loext:graphic-properties draw:fill="none" draw:fill-color="#729fcf"/>
      <style:paragraph-properties fo:margin-top="0.101cm" fo:margin-bottom="0.101cm" loext:contextual-spacing="false" fo:keep-together="always" fo:background-color="transparent" fo:keep-with-next="always"/>
      <style:text-properties style:use-window-font-color="true" style:font-name="Arial" fo:font-family="Arial" style:font-style-name="Gras" style:font-family-generic="swiss" style:font-pitch="variable" fo:font-size="14pt"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353cm" loext:contextual-spacing="false" fo:keep-together="always" fo:keep-with-next="always"/>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Titre" style:display-name="TA Titre" style:family="paragraph" style:parent-style-name="Standard" style:next-style-name="Standard" style:default-outline-level="">
      <style:paragraph-properties fo:margin-top="0.635cm" fo:margin-bottom="0.423cm" loext:contextual-spacing="false" fo:keep-together="always" fo:keep-with-next="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TA_20_Titre_20_1_20_sans_20_numérotation" style:display-name="TA Titre 1 sans numérotation" style:family="paragraph" style:parent-style-name="TA_20_Titre_20__3c_abstrait_3e_" style:next-style-name="TA_20_Paragraphe" style:default-outline-level="1" style:list-style-name="">
      <style:text-properties fo:color="#1f497d" fo:font-size="14pt" fo:font-weight="bold" style:font-size-asian="14pt" style:font-weight-asian="bold"/>
    </style:style>
    <style:style style:name="TA_20_Titre_20_2_20_sans_20_numérotation" style:display-name="TA Titre 2 sans numérotation" style:family="paragraph" style:parent-style-name="TA_20_Titre_20__3c_abstrait_3e_" style:next-style-name="TA_20_Paragraphe" style:default-outline-level="2" style:list-style-name="">
      <style:text-properties fo:color="#1f497d" fo:font-size="14pt" fo:font-weight="bold" style:font-size-asian="14pt" style:font-weight-asian="bold"/>
    </style:style>
    <style:style style:name="TA_20_Texte_20_code_20_source" style:display-name="TA Texte code source" style:family="paragraph" style:default-outline-level="">
      <style:paragraph-properties fo:text-align="start" style:justify-single-word="false" fo:orphans="2" fo:widows="2" style:writing-mode="lr-tb"/>
      <style:text-properties style:use-window-font-color="true" style:font-name="Courier New" fo:font-family="'Courier New'"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Titre_20_3_20_sans_20_numérotation" style:display-name="TA Titre 3 sans numérotation" style:family="paragraph" style:parent-style-name="TA_20_Titre_20__3c_abstrait_3e_" style:next-style-name="TA_20_Paragraphe" style:default-outline-level="3" style:list-style-name="">
      <style:text-properties fo:color="#4f81bd" fo:font-size="12pt" fo:font-weight="bold" style:font-size-asian="12pt" style:font-weight-asian="bold"/>
    </style:style>
    <style:style style:name="TA_20_Titre_20_4_20_sans_20_numérotation" style:display-name="TA Titre 4 sans numérotation" style:family="paragraph" style:parent-style-name="TA_20_Titre_20__3c_abstrait_3e_" style:next-style-name="TA_20_Paragraphe" style:default-outline-level="4" style:list-style-name="">
      <style:text-properties fo:color="#8db3e2"/>
    </style:style>
    <style:style style:name="TA_20_Titre_20_1_20_avec_20_numérotation" style:display-name="TA Titre 1 avec numérotation" style:family="paragraph" style:parent-style-name="TA_20_Titre_20_1_20_sans_20_numérotation" style:next-style-name="TA_20_Paragraphe" style:default-outline-level=""/>
    <style:style style:name="TA_20_Titre_20_2_20_avec_20_numérotation" style:display-name="TA Titre 2 avec numérotation" style:family="paragraph" style:parent-style-name="TA_20_Titre_20_2_20_sans_20_numérotation" style:next-style-name="TA_20_Paragraphe" style:default-outline-level=""/>
    <style:style style:name="TA_20_Titre_20_3_20_avec_20_numérotation" style:display-name="TA Titre 3 avec numérotation" style:family="paragraph" style:parent-style-name="TA_20_Titre_20_3_20_sans_20_numérotation" style:next-style-name="TA_20_Paragraphe" style:default-outline-level=""/>
    <style:style style:name="TA_20_Titre_20_4_20_avec_20_numérotation" style:display-name="TA Titre 4 avec numérotation" style:family="paragraph" style:parent-style-name="TA_20_Titre_20_4_20_sans_20_numérotation" style:next-style-name="TA_20_Paragraphe" style:default-outline-level=""/>
    <style:style style:name="TA_20_Petit_20_titre_20_d_27_un_20_paragraphe" style:display-name="TA Petit titre d'un paragraphe" style:family="paragraph" style:parent-style-name="TA_20_Texte_20_brut" style:next-style-name="TA_20_Paragraphe" style:default-outline-level="">
      <style:paragraph-properties fo:margin-top="0.212cm" fo:margin-bottom="0.212cm" loext:contextual-spacing="false" fo:keep-together="always" fo:keep-with-next="always"/>
      <style:text-properties fo:color="#4f81bd" style:text-underline-style="solid" style:text-underline-width="auto" style:text-underline-color="font-color" style:font-name-complex="Times New Roman" style:font-family-complex="'Times New Roman'" style:font-family-generic-complex="system" style:font-pitch-complex="variable" style:font-size-complex="12pt"/>
    </style:style>
    <style:style style:name="TA_20_Texte_20_brut" style:display-name="TA Texte brut"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 style:display-name="TA Paragraphe"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Zone_20_code_20_source" style:display-name="TA Zone code source" style:family="paragraph" style:parent-style-name="TA_20_Texte_20_code_20_source" style:default-outline-level="">
      <loext:graphic-properties draw:fill="solid" draw:fill-color="#e5e5e5"/>
      <style:paragraph-properties fo:margin-top="0.212cm" fo:margin-bottom="0.212cm" loext:contextual-spacing="true" fo:line-height="110%" fo:background-color="#e5e5e5" fo:padding-left="0.176cm" fo:padding-right="0.176cm" fo:padding-top="0.141cm" fo:padding-bottom="0.141cm" fo:border="0.51pt solid #4f81bd"/>
    </style:style>
    <style:style style:name="TA_20_Paragraphe_20_avec_20_séparation_20_en_20_haut" style:display-name="TA Paragraphe avec séparation en haut" style:family="paragraph" style:parent-style-name="TA_20_Paragraphe" style:default-outline-level="">
      <style:paragraph-properties fo:margin-top="0.635cm" fo:margin-bottom="0.106cm" loext:contextual-spacing="false"/>
    </style:style>
    <style:style style:name="caption" style:family="paragraph" style:parent-style-name="Standard" style:next-style-name="Standard" style:default-outline-level="">
      <style:text-properties fo:color="#4f81bd" fo:font-size="9pt" fo:font-weight="bold" style:font-size-asian="9pt" style:font-weight-asian="bold" style:font-size-complex="9pt" style:font-weight-complex="bold"/>
    </style:style>
    <style:style style:name="TA_20_Titre_20__3c_abstrait_3e_" style:display-name="TA Titre &lt;abstrait&gt;" style:family="paragraph" style:parent-style-name="TA_20_Texte_20_brut" style:next-style-name="TA_20_Paragraphe" style:default-outline-level="">
      <style:paragraph-properties fo:margin-top="0.635cm" fo:margin-bottom="0.423cm" loext:contextual-spacing="false" fo:keep-together="always" fo:keep-with-next="always"/>
    </style:style>
    <style:style style:name="TA_20_Liste_20__3c_abstrait_3e_" style:display-name="TA Liste &lt;abstrait&gt;" style:family="paragraph" style:parent-style-name="TA_20_Texte_20_brut" style:default-outline-level="">
      <style:paragraph-properties fo:margin-top="0.212cm" fo:margin-bottom="0.212cm" loext:contextual-spacing="false"/>
      <style:text-properties style:font-name="Calibri" fo:font-family="Calibri" style:font-family-generic="roman" style:font-pitch="variable" fo:font-size="11pt" style:font-size-asian="11pt"/>
    </style:style>
    <style:style style:name="TA_20_Liste_20_à_20_puce_20_1" style:display-name="TA Liste à puce 1" style:family="paragraph" style:parent-style-name="TA_20_Liste_20__3c_abstrait_3e_" style:default-outline-level=""/>
    <style:style style:name="TA_20_Liste_20_à_20_puce_20_2" style:display-name="TA Liste à puce 2" style:family="paragraph" style:parent-style-name="TA_20_Liste_20__3c_abstrait_3e_" style:default-outline-level=""/>
    <style:style style:name="TA_20_Liste_20_à_20_puce_20_3" style:display-name="TA Liste à puce 3" style:family="paragraph" style:parent-style-name="TA_20_Liste_20__3c_abstrait_3e_" style:default-outline-level=""/>
    <style:style style:name="TA_20_Liste_20_à_20_puce_20_4" style:display-name="TA Liste à puce 4" style:family="paragraph" style:parent-style-name="TA_20_Liste_20__3c_abstrait_3e_" style:default-outline-level=""/>
    <style:style style:name="TA_20_Liste_20_à_20_numéro_20_1" style:display-name="TA Liste à numéro 1" style:family="paragraph" style:parent-style-name="TA_20_Liste_20__3c_abstrait_3e_" style:default-outline-level=""/>
    <style:style style:name="TA_20_Liste_20_à_20_numéro_20_2" style:display-name="TA Liste à numéro 2" style:family="paragraph" style:parent-style-name="TA_20_Liste_20__3c_abstrait_3e_" style:default-outline-level=""/>
    <style:style style:name="TA_20_Liste_20_à_20_numéro_20_3" style:display-name="TA Liste à numéro 3" style:family="paragraph" style:parent-style-name="TA_20_Liste_20__3c_abstrait_3e_" style:default-outline-level=""/>
    <style:style style:name="TA_20_Liste_20_à_20_numéro_20_4" style:display-name="TA Liste à numéro 4" style:family="paragraph" style:parent-style-name="TA_20_Liste_20__3c_abstrait_3e_" style:default-outline-level=""/>
    <style:style style:name="TA_20_Liste_20_à_20_tiret_20_1" style:display-name="TA Liste à tiret 1" style:family="paragraph" style:parent-style-name="TA_20_Liste_20__3c_abstrait_3e_" style:default-outline-level=""/>
    <style:style style:name="TA_20_Liste_20_à_20_tiret_20_2" style:display-name="TA Liste à tiret 2" style:family="paragraph" style:parent-style-name="TA_20_Liste_20__3c_abstrait_3e_" style:default-outline-level=""/>
    <style:style style:name="TA_20_Liste_20_à_20_tiret_20_3" style:display-name="TA Liste à tiret 3" style:family="paragraph" style:parent-style-name="TA_20_Liste_20__3c_abstrait_3e_" style:default-outline-level=""/>
    <style:style style:name="TA_20_Liste_20_à_20_tiret_20_4" style:display-name="TA Liste à tiret 4" style:family="paragraph" style:parent-style-name="TA_20_Liste_20__3c_abstrait_3e_" style:default-outline-level=""/>
    <style:style style:name="TA_20_WhiteTexte" style:display-name="TA WhiteTexte" style:family="paragraph" style:parent-style-name="TA_20_Texte_20_brut" style:next-style-name="TA_20_Texte_20_brut" style:default-outline-level="">
      <style:paragraph-properties fo:margin-top="0.212cm" fo:margin-bottom="0.212cm" loext:contextual-spacing="false" fo:text-align="center" style:justify-single-word="false"/>
      <style:text-properties fo:color="#ffffff" fo:font-weight="bold" style:font-weight-asian="bold"/>
    </style:style>
    <style:style style:name="TA_20_Paragraphe_20_centré" style:display-name="TA Paragraphe centré" style:family="paragraph" style:parent-style-name="TA_20_Paragraphe" style:next-style-name="TA_20_Paragraphe" style:default-outline-level="">
      <style:paragraph-properties fo:margin-left="0cm" fo:margin-right="0cm" fo:text-indent="0cm" style:auto-text-indent="false"/>
      <style:text-properties style:font-name="Calibri" fo:font-family="Calibri" style:font-family-generic="roman" style:font-pitch="variable" fo:font-size="11pt" style:font-size-asian="11pt"/>
    </style:style>
    <style:style style:name="List_20_Bullet" style:display-name="List Bullet" style:family="paragraph" style:parent-style-name="Standard" style:default-outline-level="">
      <style:paragraph-properties fo:margin-left="0.63cm" fo:margin-right="0cm" fo:margin-top="0.212cm" fo:margin-bottom="0.212cm" loext:contextual-spacing="true" fo:text-indent="-0.63cm" style:auto-text-indent="false"/>
    </style:style>
    <style:style style:name="TA_20_Paragraphe_20_Image_20_centré" style:display-name="TA Paragraphe Image centré" style:family="paragraph" style:parent-style-name="TA_20_Paragraphe" style:next-style-name="TA_20_Paragraphe" style:default-outline-level="">
      <style:paragraph-properties fo:margin-top="0.212cm" fo:margin-bottom="0.212cm" loext:contextual-spacing="false" fo:text-align="center" style:justify-single-word="false"/>
    </style:style>
    <style:style style:name="TA2008_20_-_20_Normal" style:display-name="TA2008 - Normal" style:family="paragraph" style:parent-style-name="Standard" style:default-outline-level="">
      <style:paragraph-properties fo:text-align="justify" style:justify-single-word="false"/>
      <style:text-properties fo:font-size="13pt" style:font-size-asian="13pt"/>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TA_20_Titre_20_1" style:display-name="TA Titre 1" style:family="paragraph" style:parent-style-name="Heading_20_1" style:next-style-name="Standard" style:default-outline-level="" style:list-style-name="">
      <style:paragraph-properties fo:margin-top="0.635cm" fo:margin-bottom="0.423cm" loext:contextual-spacing="false" fo:keep-together="auto"/>
      <style:text-properties fo:color="#1f497d" style:font-name="Palatino Linotype" fo:font-family="'Palatino Linotype'" style:font-family-generic="roman" style:font-pitch="variable" fo:language="en" fo:country="US" style:letter-kerning="true" style:language-asian="en" style:country-asian="US" style:font-size-complex="16pt" style:language-complex="en" style:country-complex="US"/>
    </style:style>
    <style:style style:name="TA_20_Titre_20_2" style:display-name="TA Titre 2" style:family="paragraph" style:parent-style-name="TA_20_Titre_20_1" style:next-style-name="Standard" style:default-outline-level="2">
      <style:paragraph-properties fo:margin-left="0.635cm" fo:margin-right="0cm" fo:text-indent="-0.635cm" style:auto-text-indent="false"/>
    </style:style>
    <style:style style:name="TA_20_Titre_20_3" style:display-name="TA Titre 3" style:family="paragraph" style:parent-style-name="TA_20_Titre_20_2" style:next-style-name="Standard" style:default-outline-level="3">
      <style:paragraph-properties fo:margin-left="0.635cm" fo:margin-right="0cm" fo:text-indent="-0.635cm" style:auto-text-indent="false"/>
      <style:text-properties fo:color="#4f81bd" fo:font-size="12pt" style:font-size-asian="12pt"/>
    </style:style>
    <style:style style:name="TA_20_Titre_20_4" style:display-name="TA Titre 4" style:family="paragraph" style:parent-style-name="TA_20_Titre_20_3" style:next-style-name="Standard" style:default-outline-level="4">
      <style:paragraph-properties fo:margin-left="0.635cm" fo:margin-right="0cm" fo:text-indent="-0.635cm" style:auto-text-indent="false"/>
      <style:text-properties fo:font-weight="normal" style:font-weight-asian="normal"/>
    </style:style>
    <style:style style:name="TA_20_Element_20_Gras" style:display-name="TA Element Gras" style:family="paragraph" style:parent-style-name="Standard" style:default-outline-level="">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 style:display-name="TA Element" style:family="paragraph" style:default-outline-level="">
      <style:paragraph-properties fo:text-align="start" style:justify-single-word="false" fo:orphans="2" fo:widows="2" style:writing-mode="lr-tb"/>
      <style:text-properties fo:color="#4f81bd" style:font-name="Palatino Linotype" fo:font-family="'Palatino Linotype'" style:font-family-generic="roman" style:font-pitch="variable" fo:font-size="12pt" fo:language="fr" fo:country="FR" style:letter-kerning="false" style:font-name-asian="Segoe UI" style:font-family-asian="'Segoe UI'" style:font-family-generic-asian="system" style:font-pitch-asian="variable" style:font-size-asian="12pt" style:language-asian="fr" style:country-asian="FR" style:font-name-complex="Tahoma1" style:font-family-complex="Tahoma" style:font-family-generic-complex="system" style:font-pitch-complex="variable" style:font-size-complex="12pt" style:language-complex="ar" style:country-complex="SA"/>
    </style:style>
    <style:style style:name="TA_20_Texte" style:display-name="TA Texte" style:family="paragraph" style:parent-style-name="Standard" style:default-outline-level="">
      <style:paragraph-properties fo:line-height="100%"/>
      <style:text-properties fo:color="#000000"/>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style:text-properties style:language-asian="en" style:country-asian="U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A_20_Text_20_centré" style:display-name="TA Text centré" style:family="paragraph" style:parent-style-name="TA_20_Texte" style:default-outline-level="">
      <style:paragraph-properties fo:text-align="center" style:justify-single-word="false"/>
      <style:text-properties style:language-complex="en" style:country-complex="US"/>
    </style:style>
    <style:style style:name="TA_20_Element_20_Clair_20_centré" style:display-name="TA Element Clair centré" style:family="paragraph" style:parent-style-name="TA_20_Text_20_centré" style:default-outline-level=""/>
    <style:style style:name="TA_20_Titre_20_6_20_sans_20_numérotation" style:display-name="TA Titre 6 sans numérotation" style:family="paragraph" style:parent-style-name="Heading_20_6" style:default-outline-level="" style:list-style-name="">
      <style:text-properties fo:color="#8db3e2" fo:font-style="normal" style:font-style-asian="normal"/>
    </style:style>
    <style:style style:name="TA_20_Texte_20_brut1" style:display-name="TA Texte brut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1" style:display-name="TA Paragraphe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2" style:display-name="TA Texte brut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2" style:display-name="TA Paragraphe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 style:display-name="TA Texte brut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 style:display-name="TA Paragraphe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 style:display-name="TA Texte brut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 style:display-name="TA Paragraphe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 style:display-name="TA Texte brut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 style:display-name="TA Paragraphe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1" style:display-name="TA Titre 1 avec numérotation1"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1" style:display-name="TA Titre 2 avec numérotation1"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1" style:display-name="TA Titre 3 avec numérotation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1" style:display-name="TA Titre 4 avec numérotation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1" style:display-name="TA Paragraphe centré1"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2" style:display-name="TA Titre 1 avec numérotation2"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2" style:display-name="TA Titre 2 avec numérotation2"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2" style:display-name="TA Titre 3 avec numérotation2"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2" style:display-name="TA Titre 4 avec numérotation2"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2" style:display-name="TA Paragraphe centré2"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3" style:display-name="TA Titre 1 avec numérotation3"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3" style:display-name="TA Titre 2 avec numérotation3"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3" style:display-name="TA Titre 3 avec numérotation3"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3" style:display-name="TA Titre 4 avec numérotation3"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3" style:display-name="TA Paragraphe centré3"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 style:display-name="TA Paragraphe6"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 style:display-name="TA Paragraphe7"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sans_20_numérotation1" style:display-name="TA Titre 4 sans numérotation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4" style:display-name="TA Titre 1 avec numérotation4"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4" style:display-name="TA Titre 2 avec numérotation4"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 style:display-name="TA Titre 3 avec numérotation4"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 style:display-name="TA Titre 4 avec numérotation4"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 style:display-name="TA Texte brut6"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 style:display-name="TA Titre 6 sans numérotation1" style:family="paragraph" style:parent-style-name="Heading_20_6" style:default-outline-level="" style:list-style-name="">
      <style:text-properties fo:color="#8db3e2" fo:font-style="normal" style:font-style-asian="normal"/>
    </style:style>
    <style:style style:name="TA_20_Titre_20_5_20_avec_20_numérotation" style:display-name="TA Titre 5 avec numérotation"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0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 style:display-name="TA Titre 6 avec numérotation" style:family="paragraph" style:parent-style-name="TA_20_Titre_20_6_20_sans_20_numérotation" style:default-outline-level="">
      <style:paragraph-properties fo:margin-left="6.9cm" fo:margin-right="0cm" fo:text-indent="0cm" style:auto-text-indent="false"/>
    </style:style>
    <style:style style:name="TA_20_Texte_20_brut7" style:display-name="TA Texte brut7"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 style:display-name="TA Paragraphe8"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1" style:display-name="TA Texte brut3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1" style:display-name="TA Paragraphe3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1" style:display-name="TA Texte brut4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1" style:display-name="TA Paragraphe4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1" style:display-name="TA Texte brut5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1" style:display-name="TA Paragraphe5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5" style:display-name="TA Titre 1 avec numérotation5"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5" style:display-name="TA Titre 2 avec numérotation5"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 style:display-name="TA Titre 3 avec numérotation5"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 style:display-name="TA Titre 4 avec numérotation5"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 style:display-name="TA Paragraphe6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 style:display-name="TA Paragraphe7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6" style:display-name="TA Titre 1 avec numérotation6"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6" style:display-name="TA Titre 2 avec numérotation6"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6" style:display-name="TA Titre 3 avec numérotation6"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6" style:display-name="TA Titre 4 avec numérotation6" style:family="paragraph" style:parent-style-name="TA_20_Titre_20_4_20_sans_20_numérotation" style:next-style-name="Standard" style:default-outline-level="">
      <style:paragraph-properties fo:margin-left="3.632cm" fo:margin-right="0cm" fo:text-indent="-0.33cm" style:auto-text-indent="false"/>
    </style:style>
    <style:style style:name="TA_20_Titre_20_5_20_avec_20_numérotation1" style:display-name="TA Titre 5 avec numérotation1"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1.905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1" style:display-name="TA Titre 6 avec numérotation1" style:family="paragraph" style:parent-style-name="TA_20_Titre_20_6_20_sans_20_numérotation" style:default-outline-level="" style:list-style-name="WWNum2">
      <style:paragraph-properties fo:margin-left="6.9cm" fo:margin-right="0cm" fo:text-indent="-1.905cm" style:auto-text-indent="false"/>
      <style:text-properties style:use-window-font-color="true" style:font-name="Calibri1" fo:font-family="Calibri" style:font-family-generic="swiss" style:font-pitch="variable" fo:font-weight="bold" officeooo:rsid="01750c58" style:font-weight-asian="bold" style:font-weight-complex="bold"/>
    </style:style>
    <style:style style:name="TA_20_Titre_20_4_20_sans_20_numérotation11" style:display-name="TA Titre 4 sans numérotation1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1" style:display-name="TA Titre 3 avec numérotation41"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1" style:display-name="TA Titre 4 avec numérotation41"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1" style:display-name="TA Texte brut6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1" style:display-name="TA Titre 6 sans numérotation11" style:family="paragraph" style:parent-style-name="Heading_20_6" style:default-outline-level="" style:list-style-name="">
      <style:text-properties fo:color="#8db3e2" fo:font-style="normal" style:font-style-asian="normal"/>
    </style:style>
    <style:style style:name="TA_20_Texte_20_brut71" style:display-name="TA Texte brut7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1" style:display-name="TA Paragraphe8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2" style:display-name="TA Texte brut7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2" style:display-name="TA Paragraphe8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3" style:display-name="TA Texte brut7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3" style:display-name="TA Paragraphe8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4" style:display-name="TA Texte brut7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4" style:display-name="TA Paragraphe8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5" style:display-name="TA Texte brut7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5" style:display-name="TA Paragraphe8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7" style:display-name="TA Titre 1 avec numérotation7"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7" style:display-name="TA Titre 2 avec numérotation7"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7" style:display-name="TA Titre 3 avec numérotation7"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7" style:display-name="TA Titre 4 avec numérotation7"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1" style:display-name="TA Titre 3 avec numérotation5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1" style:display-name="TA Titre 4 avec numérotation5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1" style:display-name="TA Paragraphe6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1" style:display-name="TA Paragraphe7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9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Mot_20_clé" style:display-name="TA Mot clé" style:family="text">
      <style:text-properties fo:font-weight="bold" style:font-weight-asian="bold"/>
    </style:style>
    <style:style style:name="Internet_20_link" style:display-name="Internet link" style:family="text" style:parent-style-name="Default_20_Paragraph_20_Font">
      <style:text-properties fo:color="#1f497d" style:text-underline-style="solid" style:text-underline-width="auto" style:text-underline-color="font-color"/>
    </style:style>
    <style:style style:name="TA_20_Petit_20_titre_20_d_27_un_20_paragraphe_20_Car" style:display-name="TA Petit titre d'un paragraphe Car" style:family="text" style:parent-style-name="Default_20_Paragraph_20_Font">
      <style:text-properties fo:color="#4f81bd" style:font-name="Palatino Linotype" fo:font-family="'Palatino Linotype'" style:font-family-generic="roman" style:font-pitch="variable" fo:font-size="10pt" style:text-underline-style="solid" style:text-underline-width="auto" style:text-underline-color="font-color"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_20_Texte_20_brut_20_Car" style:display-name="TA Texte brut Car" style:family="text" style:parent-style-name="Default_20_Paragraph_20_Font">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exte_20_code_20_source_20_Car" style:display-name="TA Texte code source C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Paragraphe_20_Car" style:display-name="TA Paragraphe Car" style:family="text" style:parent-style-name="TA_20_Texte_20_brut_20_Car"/>
    <style:style style:name="TA_20_Zone_20_code_20_source_20_Car" style:display-name="TA Zone code source Car" style:family="text" style:parent-style-name="TA_20_Texte_20_code_20_source_20_Car">
      <style:text-properties fo:background-color="#e5e5e5"/>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TA_20_Paragraphe_20_avec_20_séparation_20_en_20_haut_20_Car" style:display-name="TA Paragraphe avec séparation en haut Car" style:family="text" style:parent-style-name="TA_20_Paragraphe_20_Car"/>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Titre_20_6_20_Car" style:display-name="Titre 6 Car" style:family="text" style:parent-style-name="Default_20_Paragraph_20_Font">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7_20_Car" style:display-name="Titre 7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8_20_Car" style:display-name="Titre 8 Car" style:family="text" style:parent-style-name="Default_20_Paragraph_20_Font">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Titre_20_9_20_Car" style:display-name="Titre 9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A_20_Style_20_clair" style:display-name="TA Style clair" style:family="text" style:parent-style-name="Default_20_Paragraph_20_Font">
      <style:text-properties fo:color="#4f81bd"/>
    </style:style>
    <style:style style:name="TA_20_Style_20_foncé" style:display-name="TA Style foncé" style:family="text" style:parent-style-name="Default_20_Paragraph_20_Font">
      <style:text-properties fo:color="#1f497d"/>
    </style:style>
    <style:style style:name="TA_20_Element_20_foncé_20_marqué" style:display-name="TA Element foncé marqué" style:family="text" style:parent-style-name="TA_20_Style_20_foncé">
      <style:text-properties fo:font-size="12pt" fo:font-weight="bold" style:font-size-asian="12pt" style:font-weight-asian="bold"/>
    </style:style>
    <style:style style:name="TA_20_Element_20_foncé" style:display-name="TA Element foncé" style:family="text" style:parent-style-name="TA_20_Style_20_foncé">
      <style:text-properties fo:font-size="12pt" style:font-size-asian="12pt"/>
    </style:style>
    <style:style style:name="TA_20_Element_20_clair_20_marqué" style:display-name="TA Element clair marqué" style:family="text" style:parent-style-name="TA_20_Style_20_clair">
      <style:text-properties fo:color="#ffffff" fo:font-size="12pt" fo:font-weight="bold" style:font-size-asian="12pt" style:font-weight-asian="bold"/>
    </style:style>
    <style:style style:name="TA_20_Element_20_clair" style:display-name="TA Element clair" style:family="text" style:parent-style-name="TA_20_Style_20_clair">
      <style:text-properties fo:font-size="12pt" style:font-size-asian="12pt"/>
    </style:style>
    <style:style style:name="TA_20_Element_20_clair_20_soutenu" style:display-name="TA Element clair soutenu" style:family="text" style:parent-style-name="TA_20_Style_20_clair">
      <style:text-properties fo:font-size="14pt" fo:font-weight="bold" style:font-size-asian="14pt" style:font-weight-asian="bold"/>
    </style:style>
    <style:style style:name="TA_20_Titre_20_doc" style:display-name="TA Titre doc" style:family="text" style:parent-style-name="TA_20_Style_20_foncé">
      <style:text-properties fo:font-size="18pt" fo:language="fr" fo:country="FR" fo:font-weight="bold" style:font-size-asian="18pt" style:font-weight-asian="bold"/>
    </style:style>
    <style:style style:name="TA_20_Titre_20_marqué_20_doc" style:display-name="TA Titre marqué doc" style:family="text" style:parent-style-name="TA_20_Style_20_foncé">
      <style:text-properties fo:font-size="18pt" style:font-size-asian="18pt"/>
    </style:style>
    <style:style style:name="TA_20_WhiteTexte_20_Car" style:display-name="TA WhiteTexte Car" style:family="text" style:parent-style-name="TA_20_Texte_20_brut_20_Car">
      <style:text-properties fo:color="#ffffff" fo:font-weight="bold" style:font-weight-asian="bold" style:font-weight-complex="bold"/>
    </style:style>
    <style:style style:name="TA_20_Note" style:display-name="TA Note" style:family="text" style:parent-style-name="Default_20_Paragraph_20_Font">
      <style:text-properties fo:font-style="italic" style:font-style-asian="italic"/>
    </style:style>
    <style:style style:name="TA_20_Paragraphe_20_Image_20_centré_20_Car" style:display-name="TA Paragraphe Image centré Car" style:family="text" style:parent-style-name="TA_20_Paragraphe_20_Car"/>
    <style:style style:name="TA_20_Titre_20_1_20_Car" style:display-name="TA Titre 1 Car" style:family="text" style:parent-style-name="Default_20_Paragraph_20_Font">
      <style:text-properties fo:color="#1f497d" style:font-name="Palatino Linotype" fo:font-family="'Palatino Linotype'" style:font-family-generic="roman" style:font-pitch="variable" fo:font-size="14pt" fo:language="en" fo:country="US" fo:font-weight="bold" style:letter-kerning="true" style:font-name-asian="Segoe UI" style:font-family-asian="'Segoe UI'" style:font-family-generic-asian="system" style:font-pitch-asian="variable" style:font-size-asian="14pt" style:language-asian="en" style:country-asian="US" style:font-weight-asian="bold" style:font-name-complex="Tahoma1" style:font-family-complex="Tahoma" style:font-family-generic-complex="system" style:font-pitch-complex="variable" style:font-size-complex="16pt" style:language-complex="en" style:country-complex="US" style:font-weight-complex="bold"/>
    </style:style>
    <style:style style:name="TA_20_Element_20_Gras_20_Car" style:display-name="TA Element Gras Car" style:family="text" style:parent-style-name="Default_20_Paragraph_20_Font">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_20_Car" style:display-name="TA Element Car" style:family="text" style:parent-style-name="TA_20_Element_20_Gras_20_Car">
      <style:text-properties fo:color="#4f81bd"/>
    </style:style>
    <style:style style:name="TA_20_Texte_20_Car" style:display-name="TA Texte Car" style:family="text" style:parent-style-name="Default_20_Paragraph_20_Font">
      <style:text-properties fo:color="#000000"/>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A_20_Text_20_centré_20_Car" style:display-name="TA Text centré Car" style:family="text" style:parent-style-name="TA_20_Texte_20_Car">
      <style:text-properties style:language-complex="en" style:country-complex="US"/>
    </style:style>
    <style:style style:name="TA_20_Element_20_Clair_20_centré_20_Car" style:display-name="TA Element Clair centré Car" style:family="text" style:parent-style-name="TA_20_Text_20_centré_20_Car"/>
    <style:style style:name="Placeholder_20_Text" style:display-name="Placeholder Text" style:family="text" style:parent-style-name="Default_20_Paragraph_20_Font">
      <style:text-properties fo:color="#808080"/>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TA_20_Texte_20_brut_20_Car1" style:display-name="TA Texte brut Car1"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1" style:display-name="TA Paragraphe Car1" style:family="text" style:parent-style-name="TA_20_Texte_20_brut_20_Car">
      <style:text-properties style:font-name-asian="Segoe UI" style:font-family-asian="'Segoe UI'" style:font-family-generic-asian="system" style:font-pitch-asian="variable"/>
    </style:style>
    <style:style style:name="TA_20_Texte_20_brut_20_Car2" style:display-name="TA Texte brut Car2"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2" style:display-name="TA Paragraphe Car2" style:family="text" style:parent-style-name="TA_20_Texte_20_brut_20_Car">
      <style:text-properties style:font-name-asian="Segoe UI" style:font-family-asian="'Segoe UI'" style:font-family-generic-asian="system" style:font-pitch-asian="variable"/>
    </style:style>
    <style:style style:name="TA_20_Texte_20_brut_20_Car3" style:display-name="TA Texte brut Car3"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3" style:display-name="TA Paragraphe Car3" style:family="text" style:parent-style-name="TA_20_Texte_20_brut_20_Car">
      <style:text-properties style:font-name-asian="Segoe UI" style:font-family-asian="'Segoe UI'" style:font-family-generic-asian="system" style:font-pitch-asian="variable"/>
    </style:style>
    <style:style style:name="TA_20_Texte_20_brut_20_Car4" style:display-name="TA Texte brut Car4"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4" style:display-name="TA Paragraphe Car4" style:family="text" style:parent-style-name="TA_20_Texte_20_brut_20_Car">
      <style:text-properties style:font-name-asian="Segoe UI" style:font-family-asian="'Segoe UI'" style:font-family-generic-asian="system" style:font-pitch-asian="variable"/>
    </style:style>
    <style:style style:name="TA_20_Texte_20_brut_20_Car5" style:display-name="TA Texte brut Car5"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5" style:display-name="TA Paragraphe Car5" style:family="text" style:parent-style-name="TA_20_Texte_20_brut_20_Car">
      <style:text-properties style:font-name-asian="Segoe UI" style:font-family-asian="'Segoe UI'" style:font-family-generic-asian="system" style:font-pitch-asian="variable"/>
    </style:style>
    <style:style style:name="En-tête_20_Car1" style:display-name="En-têt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 style:display-name="Pied de pag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 style:display-name="En-tête Car2" style:family="text" style:parent-style-name="Default_20_Paragraph_20_Font"/>
    <style:style style:name="En-tête_20_Car3" style:display-name="En-tête Car3" style:family="text" style:parent-style-name="Default_20_Paragraph_20_Font"/>
    <style:style style:name="En-tête_20_Car4" style:display-name="En-tête Car4" style:family="text" style:parent-style-name="Default_20_Paragraph_20_Font"/>
    <style:style style:name="En-tête_20_Car5" style:display-name="En-tête Car5" style:family="text" style:parent-style-name="Default_20_Paragraph_20_Font"/>
    <style:style style:name="TA_20_Paragraphe_20_Car6" style:display-name="TA Paragraphe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6" style:display-name="En-tête Car6"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2" style:display-name="Pied de page Car2"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TA_20_Paragraphe_20_Car7" style:display-name="TA Paragraphe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7" style:display-name="En-tête Car7"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3" style:display-name="Pied de page Car3"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8" style:display-name="En-têt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4" style:display-name="Pied de page Car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9" style:display-name="En-têt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5" style:display-name="Pied de page Car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0" style:display-name="En-têt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6" style:display-name="Pied de page Car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1" style:display-name="En-têt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7" style:display-name="Pied de page Car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2" style:display-name="En-têt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8" style:display-name="Pied de pag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3" style:display-name="En-têt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9" style:display-name="Pied de pag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4" style:display-name="En-têt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0" style:display-name="Pied de pag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5" style:display-name="En-têt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1" style:display-name="Pied de pag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6" style:display-name="En-têt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2" style:display-name="Pied de pag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6" style:display-name="TA Texte brut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17" style:display-name="En-têt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3" style:display-name="Pied de pag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8" style:display-name="En-têt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4" style:display-name="Pied de pag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9" style:display-name="En-têt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5" style:display-name="Pied de pag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0" style:display-name="En-têt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6" style:display-name="Pied de pag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1" style:display-name="En-têt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7" style:display-name="Pied de pag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2" style:display-name="En-têt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8" style:display-name="Pied de pag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7" style:display-name="TA Texte brut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8" style:display-name="TA Paragraphe Car8" style:family="text" style:parent-style-name="TA_20_Texte_20_brut_20_Car">
      <style:text-properties style:font-name-asian="Segoe UI" style:font-family-asian="'Segoe UI'" style:font-family-generic-asian="system" style:font-pitch-asian="variable"/>
    </style:style>
    <style:style style:name="En-tête_20_Car23" style:display-name="En-têt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9" style:display-name="Pied de pag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4" style:display-name="En-tête Car2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0" style:display-name="Pied de pag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5" style:display-name="En-tête Car2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1" style:display-name="Pied de pag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6" style:display-name="En-têt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2" style:display-name="Pied de pag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7" style:display-name="En-têt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3" style:display-name="Pied de pag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8" style:display-name="En-têt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9" style:display-name="En-têt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0" style:display-name="En-têt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4" style:display-name="Pied de page Car24"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1" style:display-name="En-têt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5" style:display-name="Pied de page Car25"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2" style:display-name="En-tête Car32" style:family="text" style:parent-style-name="Default_20_Paragraph_20_Font"/>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33" style:display-name="En-tête Car33" style:family="text" style:parent-style-name="Default_20_Paragraph_20_Font"/>
    <style:style style:name="En-tête_20_Car34" style:display-name="En-tête Car34" style:family="text" style:parent-style-name="Default_20_Paragraph_20_Font"/>
    <style:style style:name="En-tête_20_Car35" style:display-name="En-tête Car35" style:family="text" style:parent-style-name="Default_20_Paragraph_20_Font"/>
    <style:style style:name="En-tête_20_Car36" style:display-name="En-tête Car36" style:family="text" style:parent-style-name="Default_20_Paragraph_20_Font"/>
    <style:style style:name="En-tête_20_Car37" style:display-name="En-tête Car37" style:family="text" style:parent-style-name="Default_20_Paragraph_20_Font"/>
    <style:style style:name="En-tête_20_Car38" style:display-name="En-tête Car3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6" style:display-name="Pied de pag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9" style:display-name="En-tête Car39" style:family="text" style:parent-style-name="Default_20_Paragraph_20_Font"/>
    <style:style style:name="En-tête_20_Car40" style:display-name="En-tête Car40" style:family="text" style:parent-style-name="Default_20_Paragraph_20_Font"/>
    <style:style style:name="En-tête_20_Car41" style:display-name="En-tête Car41" style:family="text" style:parent-style-name="Default_20_Paragraph_20_Font"/>
    <style:style style:name="En-tête_20_Car42" style:display-name="En-tête Car42" style:family="text" style:parent-style-name="Default_20_Paragraph_20_Font"/>
    <style:style style:name="En-tête_20_Car43" style:display-name="En-tête Car43" style:family="text" style:parent-style-name="Default_20_Paragraph_20_Font"/>
    <style:style style:name="En-tête_20_Car44" style:display-name="En-tête Car44" style:family="text" style:parent-style-name="Default_20_Paragraph_20_Font"/>
    <style:style style:name="En-tête_20_Car45" style:display-name="En-tête Car4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7" style:display-name="Pied de pag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6" style:display-name="En-tête Car4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8" style:display-name="Pied de pag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7" style:display-name="En-tête Car4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9" style:display-name="Pied de pag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8" style:display-name="En-tête Car4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0" style:display-name="Pied de pag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9" style:display-name="En-tête Car4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1" style:display-name="Pied de pag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50" style:display-name="En-tête Car5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2" style:display-name="Pied de page Car3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3" style:display-name="Pied de page Car33" style:family="text" style:parent-style-name="Default_20_Paragraph_20_Font"/>
    <style:style style:name="En-tête_20_Car51" style:display-name="En-tête Car51" style:family="text" style:parent-style-name="Default_20_Paragraph_20_Font"/>
    <style:style style:name="En-tête_20_Car52" style:display-name="En-tête Car52" style:family="text" style:parent-style-name="Default_20_Paragraph_20_Font"/>
    <style:style style:name="En-tête_20_Car53" style:display-name="En-tête Car53" style:family="text" style:parent-style-name="Default_20_Paragraph_20_Font"/>
    <style:style style:name="En-tête_20_Car54" style:display-name="En-tête Car54" style:family="text" style:parent-style-name="Default_20_Paragraph_20_Font"/>
    <style:style style:name="ListLabel_20_1" style:display-name="ListLabel 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fo:color="#1f497d"/>
    </style:style>
    <style:style style:name="ListLabel_20_3" style:display-name="ListLabel 3" style:family="text">
      <style:text-properties fo:color="#4f81bd"/>
    </style:style>
    <style:style style:name="ListLabel_20_4" style:display-name="ListLabel 4" style:family="text">
      <style:text-properties fo:color="#8db3e2"/>
    </style:style>
    <style:style style:name="ListLabel_20_5" style:display-name="ListLabel 5" style:family="text">
      <style:text-properties fo:color="#c6d9f1"/>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use-window-font-color="true" fo:font-style="normal" fo:font-weight="normal" style:font-style-asian="normal" style:font-weight-asian="normal"/>
    </style:style>
    <style:style style:name="ListLabel_20_8" style:display-name="ListLabel 8" style:family="text">
      <style:text-properties fo:color="#4f81bd"/>
    </style:style>
    <style:style style:name="ListLabel_20_9" style:display-name="ListLabel 9" style:family="text">
      <style:text-properties fo:color="#8db3e2"/>
    </style:style>
    <style:style style:name="ListLabel_20_10" style:display-name="ListLabel 10" style:family="text">
      <style:text-properties fo:color="#c6d9f1"/>
    </style:style>
    <style:style style:name="ListLabel_20_11" style:display-name="ListLabel 11" style:family="text">
      <style:text-properties style:use-window-font-color="true"/>
    </style:style>
    <style:style style:name="ListLabel_20_12" style:display-name="ListLabel 12" style:family="text">
      <style:text-properties style:use-window-font-color="true"/>
    </style:style>
    <style:style style:name="ListLabel_20_13" style:display-name="ListLabel 13" style:family="text">
      <style:text-properties style:use-window-font-color="true"/>
    </style:style>
    <style:style style:name="ListLabel_20_14" style:display-name="ListLabel 14" style:family="text">
      <style:text-properties style:use-window-font-color="true"/>
    </style:style>
    <style:style style:name="ListLabel_20_15" style:display-name="ListLabel 15" style:family="text">
      <style:text-properties style:use-window-font-color="true"/>
    </style:style>
    <style:style style:name="ListLabel_20_16" style:display-name="ListLabel 16" style:family="text">
      <style:text-properties fo:color="#1f497d"/>
    </style:style>
    <style:style style:name="ListLabel_20_17" style:display-name="ListLabel 17" style:family="text">
      <style:text-properties fo:color="#1f497d"/>
    </style:style>
    <style:style style:name="ListLabel_20_18" style:display-name="ListLabel 18" style:family="text">
      <style:text-properties fo:color="#4f81bd"/>
    </style:style>
    <style:style style:name="ListLabel_20_19" style:display-name="ListLabel 19" style:family="text">
      <style:text-properties fo:color="#8db3e2"/>
    </style:style>
    <style:style style:name="ListLabel_20_20" style:display-name="ListLabel 20" style:family="text">
      <style:text-properties fo:color="#4f81bd" fo:font-size="18pt" style:text-underline-style="solid" style:text-underline-width="auto" style:text-underline-color="#4f81bd" fo:font-weight="bold" style:font-size-asian="18pt" style:font-weight-asian="bold"/>
    </style:style>
    <style:style style:name="ListLabel_20_21" style:display-name="ListLabel 2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2" style:display-name="ListLabel 22"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3" style:display-name="ListLabel 23" style:family="text">
      <style:text-properties fo:color="#1f497d"/>
    </style:style>
    <style:style style:name="ListLabel_20_24" style:display-name="ListLabel 24" style:family="text">
      <style:text-properties fo:color="#4f81bd"/>
    </style:style>
    <style:style style:name="ListLabel_20_25" style:display-name="ListLabel 25" style:family="text">
      <style:text-properties fo:color="#8db3e2"/>
    </style:style>
    <style:style style:name="ListLabel_20_26" style:display-name="ListLabel 26" style:family="text">
      <style:text-properties fo:color="#c6d9f1"/>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fo:color="#1f497d"/>
    </style:style>
    <style:style style:name="ListLabel_20_29" style:display-name="ListLabel 29" style:family="text">
      <style:text-properties fo:color="#1f497d"/>
    </style:style>
    <style:style style:name="ListLabel_20_30" style:display-name="ListLabel 30" style:family="text">
      <style:text-properties fo:color="#4f81bd"/>
    </style:style>
    <style:style style:name="ListLabel_20_31" style:display-name="ListLabel 31" style:family="text">
      <style:text-properties fo:color="#8db3e2"/>
    </style:style>
    <style:style style:name="ListLabel_20_32" style:display-name="ListLabel 32" style:family="text">
      <style:text-properties style:use-window-font-color="true" fo:font-style="normal" fo:font-weight="normal" style:font-style-asian="normal" style:font-weight-asian="normal"/>
    </style:style>
    <style:style style:name="ListLabel_20_33" style:display-name="ListLabel 33" style:family="text">
      <style:text-properties fo:color="#4f81bd"/>
    </style:style>
    <style:style style:name="ListLabel_20_34" style:display-name="ListLabel 34" style:family="text">
      <style:text-properties fo:color="#8db3e2"/>
    </style:style>
    <style:style style:name="ListLabel_20_35" style:display-name="ListLabel 35" style:family="text">
      <style:text-properties fo:color="#c6d9f1"/>
    </style:style>
    <style:style style:name="ListLabel_20_36" style:display-name="ListLabel 36" style:family="text">
      <style:text-properties style:use-window-font-color="true"/>
    </style:style>
    <style:style style:name="ListLabel_20_37" style:display-name="ListLabel 37" style:family="text">
      <style:text-properties style:use-window-font-color="true"/>
    </style:style>
    <style:style style:name="ListLabel_20_38" style:display-name="ListLabel 38" style:family="text">
      <style:text-properties style:use-window-font-color="true"/>
    </style:style>
    <style:style style:name="ListLabel_20_39" style:display-name="ListLabel 39" style:family="text">
      <style:text-properties style:use-window-font-color="true"/>
    </style:style>
    <style:style style:name="ListLabel_20_40" style:display-name="ListLabel 40" style:family="text">
      <style:text-properties style:use-window-font-color="tru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8" style:display-name="ListLabel 48"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9" style:display-name="ListLabel 49" style:family="text">
      <style:text-properties fo:color="#1f497d"/>
    </style:style>
    <style:style style:name="ListLabel_20_50" style:display-name="ListLabel 50" style:family="text">
      <style:text-properties fo:color="#4f81bd"/>
    </style:style>
    <style:style style:name="ListLabel_20_51" style:display-name="ListLabel 51" style:family="text">
      <style:text-properties fo:color="#8db3e2"/>
    </style:style>
    <style:style style:name="ListLabel_20_52" style:display-name="ListLabel 52" style:family="text">
      <style:text-properties fo:color="#c6d9f1"/>
    </style:style>
    <style:style style:name="ListLabel_20_53" style:display-name="ListLabel 53" style:family="text">
      <style:text-properties style:font-name-complex="Courier New2" style:font-family-complex="'Courier New'" style:font-family-generic-complex="system" style:font-pitch-complex="variable"/>
    </style:style>
    <style:style style:name="Index_20_Link" style:display-name="Index Link" style:family="text"/>
    <style:style style:name="ListLabel_20_54" style:display-name="ListLabel 54" style:family="text">
      <style:text-properties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style>
    <style:style style:name="ListLabel_20_55" style:display-name="ListLabel 55" style:family="text">
      <style:text-properties style:use-window-font-color="true" style:font-name="Arial1"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6" style:display-name="ListLabel 56"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7" style:display-name="ListLabel 57" style:family="text">
      <style:text-properties style:use-window-font-color="true" style:font-name="Arial1"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8" style:display-name="ListLabel 58"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9" style:display-name="ListLabel 59"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0" style:display-name="ListLabel 60"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1" style:display-name="ListLabel 61"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2" style:display-name="ListLabel 62"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065cm" fo:text-indent="-0.7cm" fo:margin-left="0.69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cm" fo:margin-left="1.39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695cm" fo:margin-left="2.0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66cm" fo:text-indent="-0.7cm" fo:margin-left="2.7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66cm" fo:text-indent="-0.7cm" fo:margin-left="3.4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565cm" fo:text-indent="-0.7cm" fo:margin-left="4.19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265cm" fo:text-indent="-0.7cm" fo:margin-left="4.8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965cm" fo:text-indent="-0.7cm" fo:margin-left="5.5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666cm" fo:text-indent="-0.7cm" fo:margin-left="6.2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66cm" fo:text-indent="-0.7cm" fo:margin-left="6.996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 style:display-name="TA Liste hiérarchiqu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puce" style:display-name="TA Liste à puc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numéros" style:display-name="TA Liste à numéros">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tiret" style:display-name="TA Liste à tire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2008" style:display-name="TA 200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2009_20_Hiérarchie" style:display-name="TA2009 Hiérarchi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1" style:display-name="TA Liste hiérarchique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2" style:display-name="TA Liste hiérarchique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3" style:display-name="TA Liste hiérarchique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4" style:display-name="TA Liste hiérarchique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5" style:display-name="TA Liste hiérarchique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6" style:display-name="TA Liste hiérarchique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7" style:display-name="TA Liste hiérarchique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Chapitre "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2.08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2"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1.43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rsid="026aed51" officeooo:paragraph-rsid="026aed51"/>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char" svg:x="13.511cm" svg:y="-0.381cm" svg:width="4.47cm" svg:height="1.134cm" draw:z-index="5"><draw:image xlink:href="Pictures/1000000000000210000000868CABC5E994E5C60B.jpg" xlink:type="simple" xlink:show="embed" xlink:actuate="onLoad" loext:mime-type="image/jpeg"/></draw:frame><draw:frame draw:style-name="Mfr1" draw:name="Image2" text:anchor-type="char" svg:x="-1.96cm" svg:y="-0.826cm" svg:width="4.955cm" svg:height="2.007cm" draw:z-index="11"><draw:image xlink:href="Pictures/10000000000001610000008FDFBD5D1D5CF9F627.png" xlink:type="simple" xlink:show="embed" xlink:actuate="onLoad" loext:mime-type="image/png"/></draw:frame></text:p>
      </style:header>
      <style:footer>
        <text:p text:style-name="MP1"><text:page-number text:select-page="current">6</text:page-number></text:p>
        <text:p text:style-name="MP2">ST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28T12:14:00</meta:creation-date>
    <dc:language>fr-FR</dc:language>
    <meta:print-date>2020-01-16T23:49:52.206000000</meta:print-date>
    <dc:date>2020-02-06T08:50:37.881000000</dc:date>
    <meta:editing-cycles>927</meta:editing-cycles>
    <dc:subject>&lt;Titre du document&gt;</dc:subject>
    <dc:title>&lt;Titre&gt;</dc:title>
    <meta:editing-duration>P2DT17H54M2S</meta:editing-duration>
    <meta:generator>LibreOffice/6.2.4.2$Windows_X86_64 LibreOffice_project/2412653d852ce75f65fbfa83fb7e7b669a126d64</meta:generator>
    <meta:document-statistic meta:table-count="2" meta:image-count="2" meta:object-count="0" meta:page-count="6" meta:paragraph-count="92" meta:word-count="1337" meta:character-count="8033" meta:non-whitespace-character-count="6791"/>
    <meta:user-defined meta:name="AppVersion">12.0000</meta:user-defined>
    <meta:user-defined meta:name="Company">Hewlett-Packard</meta:user-defined>
    <meta:user-defined meta:name="ContentTypeId">0x0101001B1D15AF78AC65438BEE5DA31FFDF65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lt;Projet&gt;</meta:user-defined>
    <meta:user-defined meta:name="contentType" meta:value-type="string">Document</meta:user-defined>
    <meta:template xlink:type="simple" xlink:actuate="onRequest" xlink:title="[MODELE]STBE" xlink:href=""/>
  </office:meta>
</office:document-meta>
</file>